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Georgia" svg:font-family="Georgia" style:font-family-generic="roman"/>
    <style:font-face style:name="Arial Unicode MS1" svg:font-family="'Arial Unicode MS'" style:font-family-generic="swiss"/>
    <style:font-face style:name="Liberation Mono" svg:font-family="'Liberation Mono'" style:font-family-generic="modern" style:font-pitch="fixed"/>
    <style:font-face style:name="Courier New" svg:font-family="'Courier New'" style:font-family-generic="modern" style:font-pitch="variable"/>
    <style:font-face style:name="Liberation Mono1" svg:font-family="'Liberation Mono'" style:font-family-generic="modern" style:font-pitch="variable"/>
    <style:font-face style:name="Monaco" svg:font-family="Monaco" style:font-family-generic="moder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1" style:family="table">
      <style:table-properties style:width="16.669cm" fo:margin-left="0.183cm" fo:break-before="auto" fo:break-after="auto" table:align="left" fo:keep-with-next="auto" style:may-break-between-rows="true" table:border-model="collapsing"/>
    </style:style>
    <style:style style:name="Table1.A" style:family="table-column">
      <style:table-column-properties style:column-width="8.251cm"/>
    </style:style>
    <style:style style:name="Table1.B" style:family="table-column">
      <style:table-column-properties style:column-width="8.417cm"/>
    </style:style>
    <style:style style:name="Table1.1" style:family="table-row">
      <style:table-row-properties fo:keep-together="auto"/>
    </style:style>
    <style:style style:name="Table1.A1" style:family="table-cell">
      <style:table-cell-properties fo:background-color="transparent" fo:padding="0.097cm" fo:border="none" style:writing-mode="page">
        <style:background-image/>
      </style:table-cell-properties>
    </style:style>
    <style:style style:name="Table1.2" style:family="table-row">
      <style:table-row-properties style:min-row-height="0.078cm" fo:keep-together="auto"/>
    </style:style>
    <style:style style:name="P1" style:family="paragraph" style:parent-style-name="Standard">
      <style:paragraph-properties fo:text-align="justify" style:justify-single-word="false"/>
      <style:text-properties style:font-name="Liberation Sans" fo:font-size="11pt" officeooo:rsid="000982bd" officeooo:paragraph-rsid="000982bd" style:font-size-asian="11pt" style:font-size-complex="11pt"/>
    </style:style>
    <style:style style:name="P2" style:family="paragraph" style:parent-style-name="Standard">
      <style:paragraph-properties fo:text-align="justify" style:justify-single-word="false"/>
      <style:text-properties style:font-name="Liberation Sans" fo:font-size="11pt" officeooo:rsid="000982bd" officeooo:paragraph-rsid="0035a79f" style:font-size-asian="11pt" style:font-size-complex="11pt"/>
    </style:style>
    <style:style style:name="P3" style:family="paragraph" style:parent-style-name="Standard">
      <style:paragraph-properties fo:text-align="justify" style:justify-single-word="false"/>
      <style:text-properties style:font-name="Liberation Sans" fo:font-size="11pt" officeooo:rsid="000bed38" officeooo:paragraph-rsid="000982bd" style:font-size-asian="11pt" style:font-size-complex="11pt"/>
    </style:style>
    <style:style style:name="P4" style:family="paragraph" style:parent-style-name="Standard">
      <style:paragraph-properties fo:text-align="justify" style:justify-single-word="false"/>
      <style:text-properties style:font-name="Liberation Sans" fo:font-size="11pt" officeooo:rsid="000bed38" officeooo:paragraph-rsid="000bed38" style:font-size-asian="11pt" style:font-size-complex="11pt"/>
    </style:style>
    <style:style style:name="P5" style:family="paragraph" style:parent-style-name="Standard">
      <style:paragraph-properties fo:text-align="justify" style:justify-single-word="false"/>
      <style:text-properties style:font-name="Liberation Sans" fo:font-size="11pt" officeooo:rsid="000bed38" officeooo:paragraph-rsid="004e69ab" style:font-size-asian="11pt" style:font-size-complex="11pt"/>
    </style:style>
    <style:style style:name="P6" style:family="paragraph" style:parent-style-name="Standard">
      <style:paragraph-properties fo:text-align="justify" style:justify-single-word="false"/>
      <style:text-properties style:font-name="Liberation Sans" fo:font-size="11pt" officeooo:rsid="000d02da" officeooo:paragraph-rsid="0024d34f" style:font-size-asian="11pt" style:font-size-complex="11pt"/>
    </style:style>
    <style:style style:name="P7" style:family="paragraph" style:parent-style-name="Standard">
      <style:paragraph-properties fo:text-align="justify" style:justify-single-word="false"/>
      <style:text-properties style:font-name="Liberation Sans" fo:font-size="11pt" officeooo:rsid="000d02da" officeooo:paragraph-rsid="000d02da" style:font-size-asian="11pt" style:font-size-complex="11pt"/>
    </style:style>
    <style:style style:name="P8" style:family="paragraph" style:parent-style-name="Standard">
      <style:paragraph-properties fo:text-align="justify" style:justify-single-word="false"/>
      <style:text-properties style:font-name="Liberation Sans" fo:font-size="11pt" officeooo:rsid="000d91f9" officeooo:paragraph-rsid="000d91f9" style:font-size-asian="11pt" style:font-size-complex="11pt"/>
    </style:style>
    <style:style style:name="P9" style:family="paragraph" style:parent-style-name="Standard">
      <style:paragraph-properties fo:text-align="justify" style:justify-single-word="false"/>
      <style:text-properties style:font-name="Liberation Sans" fo:font-size="11pt" officeooo:rsid="000d91f9" officeooo:paragraph-rsid="00456862" style:font-size-asian="11pt" style:font-size-complex="11pt"/>
    </style:style>
    <style:style style:name="P10" style:family="paragraph" style:parent-style-name="Standard">
      <style:paragraph-properties fo:text-align="justify" style:justify-single-word="false"/>
      <style:text-properties style:font-name="Liberation Sans" fo:font-size="11pt" officeooo:rsid="001048c6" officeooo:paragraph-rsid="002886b2" style:font-size-asian="11pt" style:font-size-complex="11pt"/>
    </style:style>
    <style:style style:name="P11" style:family="paragraph" style:parent-style-name="Standard">
      <style:paragraph-properties fo:text-align="justify" style:justify-single-word="false"/>
      <style:text-properties style:font-name="Liberation Sans" fo:font-size="11pt" officeooo:rsid="0010fed1" officeooo:paragraph-rsid="0010fed1" style:font-size-asian="11pt" style:font-size-complex="11pt"/>
    </style:style>
    <style:style style:name="P12" style:family="paragraph" style:parent-style-name="Standard">
      <style:paragraph-properties fo:text-align="justify" style:justify-single-word="false"/>
      <style:text-properties style:font-name="Liberation Sans" fo:font-size="11pt" officeooo:rsid="0010fed1" officeooo:paragraph-rsid="002886b2" style:font-size-asian="11pt" style:font-size-complex="11pt"/>
    </style:style>
    <style:style style:name="P13" style:family="paragraph" style:parent-style-name="Standard">
      <style:paragraph-properties fo:text-align="justify" style:justify-single-word="false"/>
      <style:text-properties style:font-name="Liberation Sans" fo:font-size="11pt" officeooo:rsid="0011ab2d" officeooo:paragraph-rsid="0011ab2d" style:font-size-asian="11pt" style:font-size-complex="11pt"/>
    </style:style>
    <style:style style:name="P14" style:family="paragraph" style:parent-style-name="Standard">
      <style:paragraph-properties fo:text-align="justify" style:justify-single-word="false"/>
      <style:text-properties style:font-name="Liberation Sans" fo:font-size="11pt" officeooo:rsid="0011ab2d" officeooo:paragraph-rsid="002cacfd" style:font-size-asian="11pt" style:font-size-complex="11pt"/>
    </style:style>
    <style:style style:name="P15" style:family="paragraph" style:parent-style-name="Standard">
      <style:paragraph-properties fo:text-align="justify" style:justify-single-word="false"/>
      <style:text-properties style:font-name="Liberation Sans" fo:font-size="11pt" officeooo:rsid="0011c1fa" officeooo:paragraph-rsid="0011c1fa" style:font-size-asian="11pt" style:font-size-complex="11pt"/>
    </style:style>
    <style:style style:name="P16" style:family="paragraph" style:parent-style-name="Standard">
      <style:paragraph-properties fo:text-align="justify" style:justify-single-word="false"/>
      <style:text-properties style:font-name="Liberation Sans" fo:font-size="11pt" officeooo:rsid="0011c1fa" officeooo:paragraph-rsid="002cacfd" style:font-size-asian="11pt" style:font-size-complex="11pt"/>
    </style:style>
    <style:style style:name="P17" style:family="paragraph" style:parent-style-name="Standard">
      <style:paragraph-properties fo:text-align="justify" style:justify-single-word="false"/>
      <style:text-properties style:font-name="Liberation Sans" fo:font-size="11pt" officeooo:rsid="00160884" officeooo:paragraph-rsid="00160884" style:font-size-asian="11pt" style:font-size-complex="11pt"/>
    </style:style>
    <style:style style:name="P18" style:family="paragraph" style:parent-style-name="Standard">
      <style:paragraph-properties fo:text-align="justify" style:justify-single-word="false"/>
      <style:text-properties style:font-name="Liberation Sans" fo:font-size="11pt" officeooo:rsid="00160884" officeooo:paragraph-rsid="0017723d" style:font-size-asian="11pt" style:font-size-complex="11pt"/>
    </style:style>
    <style:style style:name="P19" style:family="paragraph" style:parent-style-name="Standard">
      <style:paragraph-properties fo:text-align="justify" style:justify-single-word="false"/>
      <style:text-properties style:font-name="Liberation Sans" fo:font-size="11pt" officeooo:rsid="0017723d" officeooo:paragraph-rsid="0017723d" style:font-size-asian="11pt" style:font-size-complex="11pt"/>
    </style:style>
    <style:style style:name="P20" style:family="paragraph" style:parent-style-name="Standard">
      <style:paragraph-properties fo:text-align="justify" style:justify-single-word="false"/>
      <style:text-properties style:font-name="Liberation Sans" fo:font-size="11pt" officeooo:rsid="001a160f" officeooo:paragraph-rsid="001a160f" style:font-size-asian="11pt" style:font-size-complex="11pt"/>
    </style:style>
    <style:style style:name="P21" style:family="paragraph" style:parent-style-name="Standard">
      <style:paragraph-properties fo:text-align="justify" style:justify-single-word="false"/>
      <style:text-properties style:font-name="Liberation Sans" fo:font-size="11pt" officeooo:rsid="001a160f" officeooo:paragraph-rsid="00353fd9" style:font-size-asian="11pt" style:font-size-complex="11pt"/>
    </style:style>
    <style:style style:name="P22" style:family="paragraph" style:parent-style-name="Standard">
      <style:paragraph-properties fo:text-align="justify" style:justify-single-word="false"/>
      <style:text-properties style:font-name="Liberation Sans" fo:font-size="11pt" officeooo:rsid="001a8dd4" officeooo:paragraph-rsid="001a8dd4" style:font-size-asian="11pt" style:font-size-complex="11pt"/>
    </style:style>
    <style:style style:name="P23" style:family="paragraph" style:parent-style-name="Standard">
      <style:paragraph-properties fo:text-align="justify" style:justify-single-word="false"/>
      <style:text-properties style:font-name="Liberation Sans" fo:font-size="11pt" officeooo:rsid="001a8dd4" officeooo:paragraph-rsid="003c24d1" style:font-size-asian="11pt" style:font-size-complex="11pt"/>
    </style:style>
    <style:style style:name="P24" style:family="paragraph" style:parent-style-name="Standard">
      <style:paragraph-properties fo:text-align="justify" style:justify-single-word="false"/>
      <style:text-properties style:font-name="Liberation Sans" fo:font-size="11pt" officeooo:rsid="001c18bb" officeooo:paragraph-rsid="001c18bb" style:font-size-asian="11pt" style:font-size-complex="11pt"/>
    </style:style>
    <style:style style:name="P25" style:family="paragraph" style:parent-style-name="Standard">
      <style:paragraph-properties fo:text-align="justify" style:justify-single-word="false"/>
      <style:text-properties style:font-name="Liberation Sans" fo:font-size="11pt" officeooo:rsid="001c18bb" officeooo:paragraph-rsid="00353fd9" style:font-size-asian="11pt" style:font-size-complex="11pt"/>
    </style:style>
    <style:style style:name="P26" style:family="paragraph" style:parent-style-name="Standard">
      <style:paragraph-properties fo:text-align="justify" style:justify-single-word="false"/>
      <style:text-properties style:font-name="Liberation Sans" fo:font-size="11pt" officeooo:rsid="001c18bb" officeooo:paragraph-rsid="0036aaf8" style:font-size-asian="11pt" style:font-size-complex="11pt"/>
    </style:style>
    <style:style style:name="P27" style:family="paragraph" style:parent-style-name="Standard">
      <style:paragraph-properties fo:text-align="justify" style:justify-single-word="false"/>
      <style:text-properties style:font-name="Liberation Sans" fo:font-size="11pt" officeooo:rsid="001c18bb" officeooo:paragraph-rsid="0037d005" style:font-size-asian="11pt" style:font-size-complex="11pt"/>
    </style:style>
    <style:style style:name="P28" style:family="paragraph" style:parent-style-name="Standard">
      <style:paragraph-properties fo:text-align="justify" style:justify-single-word="false"/>
      <style:text-properties style:font-name="Liberation Sans" fo:font-size="11pt" officeooo:paragraph-rsid="003a4a5c"/>
    </style:style>
    <style:style style:name="P29" style:family="paragraph" style:parent-style-name="Standard">
      <style:paragraph-properties fo:text-align="justify" style:justify-single-word="false"/>
      <style:text-properties style:font-name="Liberation Sans" fo:font-size="11pt" officeooo:rsid="003a4a5c" officeooo:paragraph-rsid="003a4a5c"/>
    </style:style>
    <style:style style:name="P30" style:family="paragraph" style:parent-style-name="Standard">
      <style:paragraph-properties fo:text-align="justify" style:justify-single-word="false"/>
      <style:text-properties style:font-name="Liberation Sans" officeooo:rsid="001a8dd4" officeooo:paragraph-rsid="001a8dd4"/>
    </style:style>
    <style:style style:name="P31" style:family="paragraph" style:parent-style-name="Standard">
      <style:paragraph-properties fo:text-align="justify" style:justify-single-word="false"/>
      <style:text-properties style:font-name="Courier New" fo:font-size="11pt" officeooo:rsid="0010fed1" officeooo:paragraph-rsid="0010fed1" style:font-size-asian="11pt" style:font-size-complex="11pt"/>
    </style:style>
    <style:style style:name="P32" style:family="paragraph" style:parent-style-name="Standard">
      <style:paragraph-properties fo:text-align="justify" style:justify-single-word="false"/>
      <style:text-properties style:font-name="Courier New" fo:font-size="11pt" officeooo:rsid="0010fed1" officeooo:paragraph-rsid="002886b2" style:font-size-asian="11pt" style:font-size-complex="11pt"/>
    </style:style>
    <style:style style:name="P33" style:family="paragraph" style:parent-style-name="Standard">
      <style:paragraph-properties fo:text-align="center" style:justify-single-word="false"/>
      <style:text-properties style:font-name="Courier New" fo:font-size="11pt" officeooo:rsid="0010fed1" officeooo:paragraph-rsid="002886b2" style:font-size-asian="11pt" style:font-size-complex="11pt"/>
    </style:style>
    <style:style style:name="P34" style:family="paragraph" style:parent-style-name="Standard">
      <style:paragraph-properties fo:text-align="justify" style:justify-single-word="false"/>
      <style:text-properties style:font-name="Courier New" fo:font-size="11pt" officeooo:rsid="0011ab2d" officeooo:paragraph-rsid="0011ab2d" style:font-size-asian="11pt" style:font-size-complex="11pt"/>
    </style:style>
    <style:style style:name="P35" style:family="paragraph" style:parent-style-name="Standard">
      <style:paragraph-properties fo:text-align="justify" style:justify-single-word="false"/>
      <style:text-properties style:font-name="Courier New" fo:font-size="11pt" officeooo:rsid="00160884" officeooo:paragraph-rsid="00160884" style:font-size-asian="11pt" style:font-size-complex="11pt"/>
    </style:style>
    <style:style style:name="P36" style:family="paragraph" style:parent-style-name="Standard">
      <style:paragraph-properties fo:text-align="justify" style:justify-single-word="false"/>
      <style:text-properties style:font-name="Courier New" fo:font-size="11pt" officeooo:rsid="0017723d" officeooo:paragraph-rsid="0017723d" style:font-size-asian="11pt" style:font-size-complex="11pt"/>
    </style:style>
    <style:style style:name="P37" style:family="paragraph" style:parent-style-name="Standard">
      <style:paragraph-properties fo:text-align="justify" style:justify-single-word="false"/>
      <style:text-properties fo:font-variant="normal" fo:text-transform="none" fo:color="#000000" loext:opacity="100%" style:font-name="Liberation Sans" fo:font-size="11pt" fo:letter-spacing="normal" fo:font-style="normal" fo:font-weight="normal" officeooo:rsid="003a4a5c" officeooo:paragraph-rsid="003a4a5c" style:font-size-asian="11pt" style:font-size-complex="11pt"/>
    </style:style>
    <style:style style:name="P38" style:family="paragraph" style:parent-style-name="Standard">
      <style:paragraph-properties fo:text-align="justify" style:justify-single-word="false"/>
      <style:text-properties fo:font-variant="normal" fo:text-transform="none" fo:color="#000000" loext:opacity="100%" style:font-name="Liberation Sans" fo:font-size="11pt" fo:letter-spacing="normal" fo:font-style="normal" fo:font-weight="normal" officeooo:rsid="003dc117" officeooo:paragraph-rsid="003dc117" style:font-size-asian="11pt" style:font-size-complex="11pt"/>
    </style:style>
    <style:style style:name="P39" style:family="paragraph" style:parent-style-name="Standard">
      <style:paragraph-properties fo:text-align="justify" style:justify-single-word="false"/>
      <style:text-properties fo:font-variant="normal" fo:text-transform="none" fo:color="#000000" loext:opacity="100%" style:font-name="Liberation Sans" fo:font-size="11pt" fo:letter-spacing="normal" fo:font-style="normal" fo:font-weight="normal" officeooo:rsid="0040d7d6" officeooo:paragraph-rsid="0040d7d6" style:font-size-asian="11pt" style:font-size-complex="11pt"/>
    </style:style>
    <style:style style:name="P40" style:family="paragraph" style:parent-style-name="Standard">
      <style:paragraph-properties fo:text-align="justify" style:justify-single-word="false"/>
      <style:text-properties fo:font-variant="normal" fo:text-transform="none" fo:color="#000000" loext:opacity="100%" style:font-name="Liberation Sans" fo:font-size="11pt" fo:letter-spacing="normal" fo:font-style="normal" fo:font-weight="normal" officeooo:rsid="0040d7d6" officeooo:paragraph-rsid="0044dca8" style:font-size-asian="11pt" style:font-size-complex="11pt"/>
    </style:style>
    <style:style style:name="P41" style:family="paragraph" style:parent-style-name="Standard">
      <style:paragraph-properties fo:text-align="justify" style:justify-single-word="false"/>
      <style:text-properties fo:font-variant="normal" fo:text-transform="none" fo:color="#000000" loext:opacity="100%" style:font-name="Liberation Sans" fo:font-size="11pt" fo:letter-spacing="normal" fo:font-style="normal" fo:font-weight="normal" officeooo:rsid="0041dd4e" officeooo:paragraph-rsid="0041dd4e" style:font-size-asian="11pt" style:font-size-complex="11pt"/>
    </style:style>
    <style:style style:name="P42" style:family="paragraph" style:parent-style-name="Standard">
      <style:paragraph-properties fo:text-align="justify" style:justify-single-word="false"/>
      <style:text-properties fo:font-variant="normal" fo:text-transform="none" fo:color="#000000" loext:opacity="100%" style:font-name="Liberation Sans" fo:font-size="11pt" fo:letter-spacing="normal" fo:font-style="normal" fo:font-weight="normal" officeooo:rsid="0044dca8" officeooo:paragraph-rsid="0044dca8" style:font-size-asian="11pt" style:font-size-complex="11pt"/>
    </style:style>
    <style:style style:name="P43" style:family="paragraph" style:parent-style-name="Standard">
      <style:paragraph-properties fo:text-align="justify" style:justify-single-word="false"/>
      <style:text-properties fo:font-variant="normal" fo:text-transform="none" fo:color="#000000" loext:opacity="100%" style:font-name="Liberation Sans" fo:font-size="11pt" fo:letter-spacing="normal" fo:font-style="normal" fo:font-weight="normal" officeooo:rsid="0046d2aa" officeooo:paragraph-rsid="0046d2aa" style:font-size-asian="11pt" style:font-size-complex="11pt"/>
    </style:style>
    <style:style style:name="P44" style:family="paragraph" style:parent-style-name="Standard">
      <style:paragraph-properties fo:text-align="justify" style:justify-single-word="false"/>
      <style:text-properties fo:font-variant="normal" fo:text-transform="none" fo:color="#000000" loext:opacity="100%" style:font-name="Liberation Sans" fo:font-size="11pt" fo:letter-spacing="normal" fo:font-style="normal" fo:font-weight="normal" officeooo:rsid="0046d2aa" officeooo:paragraph-rsid="00493ae3" style:font-size-asian="11pt" style:font-size-complex="11pt"/>
    </style:style>
    <style:style style:name="P45" style:family="paragraph" style:parent-style-name="Standard">
      <style:paragraph-properties fo:text-align="justify" style:justify-single-word="false"/>
      <style:text-properties fo:font-variant="normal" fo:text-transform="none" fo:color="#000000" loext:opacity="100%" style:font-name="Liberation Sans" fo:font-size="11pt" fo:letter-spacing="normal" fo:font-style="normal" fo:font-weight="normal" officeooo:rsid="0049cdaf" officeooo:paragraph-rsid="0049cdaf" style:font-size-asian="11pt" style:font-size-complex="11pt"/>
    </style:style>
    <style:style style:name="P46" style:family="paragraph" style:parent-style-name="Standard">
      <style:paragraph-properties fo:text-align="justify" style:justify-single-word="false"/>
      <style:text-properties fo:font-variant="normal" fo:text-transform="none" fo:color="#000000" loext:opacity="100%" style:font-name="Liberation Sans" fo:font-size="11pt" fo:letter-spacing="normal" fo:font-style="normal" fo:font-weight="normal" officeooo:rsid="0040d7d6" officeooo:paragraph-rsid="0040d7d6" style:font-size-asian="11pt" style:font-style-asian="normal" style:font-size-complex="11pt" style:font-style-complex="normal"/>
    </style:style>
    <style:style style:name="P47" style:family="paragraph" style:parent-style-name="Standard">
      <style:paragraph-properties fo:text-align="justify" style:justify-single-word="false"/>
      <style:text-properties fo:font-variant="normal" fo:text-transform="none" fo:color="#000000" loext:opacity="100%" style:font-name="Liberation Sans" fo:font-size="11pt" fo:letter-spacing="normal" fo:font-style="normal" fo:font-weight="normal" officeooo:rsid="0041dd4e" officeooo:paragraph-rsid="0040d7d6" style:font-size-asian="11pt" style:font-style-asian="normal" style:font-size-complex="11pt" style:font-style-complex="normal"/>
    </style:style>
    <style:style style:name="P48" style:family="paragraph" style:parent-style-name="Standard">
      <style:paragraph-properties fo:text-align="justify" style:justify-single-word="false"/>
      <style:text-properties fo:font-variant="normal" fo:text-transform="none" fo:color="#000000" loext:opacity="100%" style:font-name="Liberation Sans" fo:font-size="11pt" fo:letter-spacing="normal" fo:font-style="normal" fo:font-weight="normal" officeooo:rsid="0041dd4e" officeooo:paragraph-rsid="0041dd4e" style:font-size-asian="11pt" style:font-style-asian="normal" style:font-size-complex="11pt" style:font-style-complex="normal"/>
    </style:style>
    <style:style style:name="P49" style:family="paragraph" style:parent-style-name="Standard">
      <style:paragraph-properties fo:text-align="justify" style:justify-single-word="false"/>
      <style:text-properties fo:font-variant="normal" fo:text-transform="none" fo:color="#000000" loext:opacity="100%" style:font-name="Liberation Sans" fo:font-size="11pt" fo:letter-spacing="normal" fo:font-style="normal" fo:font-weight="normal" officeooo:rsid="0044dca8" officeooo:paragraph-rsid="0041dd4e" style:font-size-asian="11pt" style:font-style-asian="normal" style:font-size-complex="11pt" style:font-style-complex="normal"/>
    </style:style>
    <style:style style:name="P50" style:family="paragraph" style:parent-style-name="Standard">
      <style:paragraph-properties fo:text-align="justify" style:justify-single-word="false"/>
      <style:text-properties fo:font-variant="normal" fo:text-transform="none" fo:color="#000000" loext:opacity="100%" style:font-name="Liberation Sans" fo:font-size="11pt" fo:letter-spacing="normal" fo:font-style="normal" fo:font-weight="normal" officeooo:rsid="0046d2aa" officeooo:paragraph-rsid="0044dca8" style:font-size-asian="11pt" style:font-style-asian="normal" style:font-size-complex="11pt" style:font-style-complex="normal"/>
    </style:style>
    <style:style style:name="P51" style:family="paragraph" style:parent-style-name="Standard">
      <style:paragraph-properties fo:text-align="justify" style:justify-single-word="false"/>
      <style:text-properties fo:font-variant="normal" fo:text-transform="none" fo:color="#000000" loext:opacity="100%" style:font-name="Liberation Sans" fo:font-size="11pt" fo:letter-spacing="normal" fo:font-style="normal" fo:font-weight="normal" officeooo:rsid="0046d2aa" officeooo:paragraph-rsid="0046d2aa" style:font-size-asian="11pt" style:font-style-asian="normal" style:font-size-complex="11pt" style:font-style-complex="normal"/>
    </style:style>
    <style:style style:name="P52" style:family="paragraph" style:parent-style-name="Standard">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0d91f9" officeooo:paragraph-rsid="000d91f9" style:font-size-asian="10pt" style:font-style-asian="normal" style:font-weight-asian="normal" style:font-size-complex="10pt" style:font-style-complex="normal" style:font-weight-complex="normal" style:text-overline-style="none" style:text-overline-color="font-color"/>
    </style:style>
    <style:style style:name="P53" style:family="paragraph" style:parent-style-name="Standard">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0d02da" officeooo:paragraph-rsid="000d91f9" style:font-size-asian="10pt" style:font-style-asian="normal" style:font-weight-asian="normal" style:font-size-complex="10pt" style:font-style-complex="normal" style:font-weight-complex="normal" style:text-overline-style="none" style:text-overline-color="font-color"/>
    </style:style>
    <style:style style:name="P54" style:family="paragraph" style:parent-style-name="Standard">
      <style:paragraph-properties fo:text-align="center" style:justify-single-word="false"/>
      <style:text-properties fo:color="#000000" loext:opacity="100%" style:text-outline="false" style:text-line-through-style="none" style:text-line-through-type="none" style:font-name="Courier New" fo:font-size="10pt" fo:font-style="normal" fo:text-shadow="none" style:text-underline-style="none" fo:font-weight="normal" officeooo:rsid="000d02da" officeooo:paragraph-rsid="000d91f9" style:font-size-asian="10pt" style:font-style-asian="normal" style:font-weight-asian="normal" style:font-size-complex="10pt" style:font-style-complex="normal" style:font-weight-complex="normal" style:text-overline-style="none" style:text-overline-color="font-color"/>
    </style:style>
    <style:style style:name="P55" style:family="paragraph" style:parent-style-name="Standard">
      <style:paragraph-properties fo:text-align="justify" style:justify-single-word="false"/>
      <style:text-properties officeooo:paragraph-rsid="0024299a"/>
    </style:style>
    <style:style style:name="P56" style:family="paragraph" style:parent-style-name="Standard">
      <style:paragraph-properties fo:text-align="justify" style:justify-single-word="false"/>
      <style:text-properties officeooo:paragraph-rsid="000982bd"/>
    </style:style>
    <style:style style:name="P57" style:family="paragraph" style:parent-style-name="Standard">
      <style:paragraph-properties fo:text-align="justify" style:justify-single-word="false"/>
      <style:text-properties officeooo:paragraph-rsid="00306721"/>
    </style:style>
    <style:style style:name="P58" style:family="paragraph" style:parent-style-name="Standard" style:master-page-name="">
      <loext:graphic-properties draw:fill="none"/>
      <style:paragraph-properties fo:margin-left="1cm" fo:margin-right="0cm" fo:text-align="justify" style:justify-single-word="false" fo:text-indent="0cm" style:auto-text-indent="false" style:page-number="auto" fo:background-color="transparent"/>
      <style:text-properties style:font-name="Liberation Sans" fo:font-size="11pt" officeooo:rsid="0010fed1" officeooo:paragraph-rsid="0010fed1" style:font-size-asian="11pt" style:font-size-complex="11pt"/>
    </style:style>
    <style:style style:name="P59" style:family="paragraph" style:parent-style-name="Standard" style:master-page-name="">
      <loext:graphic-properties draw:fill="none"/>
      <style:paragraph-properties fo:margin-left="1cm" fo:margin-right="0cm" fo:text-align="justify" style:justify-single-word="false" fo:text-indent="0cm" style:auto-text-indent="false" style:page-number="auto" fo:background-color="transparent"/>
      <style:text-properties style:font-name="Liberation Sans" fo:font-size="11pt" officeooo:rsid="0010fed1" officeooo:paragraph-rsid="002b2019" style:font-size-asian="11pt" style:font-size-complex="11pt"/>
    </style:style>
    <style:style style:name="P60" style:family="paragraph" style:parent-style-name="Standard" style:master-page-name="">
      <loext:graphic-properties draw:fill="none"/>
      <style:paragraph-properties fo:margin-left="1cm" fo:margin-right="0cm" fo:text-align="justify" style:justify-single-word="false" fo:text-indent="0cm" style:auto-text-indent="false" style:page-number="auto" fo:background-color="transparent"/>
      <style:text-properties style:font-name="Liberation Sans" fo:font-size="11pt" officeooo:rsid="0010fed1" officeooo:paragraph-rsid="004f0362" style:font-size-asian="11pt" style:font-size-complex="11pt"/>
    </style:style>
    <style:style style:name="P61" style:family="paragraph" style:parent-style-name="Standard" style:master-page-name="">
      <loext:graphic-properties draw:fill="none"/>
      <style:paragraph-properties fo:margin-left="1.3cm" fo:margin-right="0cm" fo:text-align="justify" style:justify-single-word="false" fo:text-indent="0cm" style:auto-text-indent="false" style:page-number="auto" fo:background-color="transparent"/>
      <style:text-properties style:font-name="Liberation Sans" fo:font-size="11pt" officeooo:rsid="0011ab2d" officeooo:paragraph-rsid="0011ab2d" style:font-size-asian="11pt" style:font-size-complex="11pt"/>
    </style:style>
    <style:style style:name="P62" style:family="paragraph" style:parent-style-name="Text_20_body">
      <style:paragraph-properties fo:text-align="justify" style:justify-single-word="false"/>
      <style:text-properties style:font-name="Liberation Sans" fo:font-size="11pt" officeooo:rsid="001c18bb" officeooo:paragraph-rsid="001c18bb" style:font-size-asian="11pt" style:font-size-complex="11pt"/>
    </style:style>
    <style:style style:name="P63" style:family="paragraph" style:parent-style-name="Standard" style:master-page-name="">
      <loext:graphic-properties draw:fill="none"/>
      <style:paragraph-properties fo:margin-left="1.401cm" fo:margin-right="0cm" fo:text-align="justify" style:justify-single-word="false" fo:text-indent="0cm" style:auto-text-indent="false" style:page-number="auto" fo:background-color="transparent"/>
      <style:text-properties style:font-name="Liberation Sans" fo:font-size="11pt" officeooo:rsid="00160884" officeooo:paragraph-rsid="0051a859" style:font-size-asian="11pt" style:font-size-complex="11pt"/>
    </style:style>
    <style:style style:name="P64" style:family="paragraph" style:parent-style-name="Standard" style:master-page-name="">
      <loext:graphic-properties draw:fill="none"/>
      <style:paragraph-properties fo:margin-left="1.401cm" fo:margin-right="0cm" fo:text-align="justify" style:justify-single-word="false" fo:text-indent="0cm" style:auto-text-indent="false" style:page-number="auto" fo:background-color="transparent"/>
      <style:text-properties style:font-name="Liberation Sans" fo:font-size="11pt" officeooo:rsid="00160884" officeooo:paragraph-rsid="00530d35" style:font-size-asian="11pt" style:font-size-complex="11pt"/>
    </style:style>
    <style:style style:name="P65" style:family="paragraph" style:parent-style-name="Standard" style:master-page-name="">
      <loext:graphic-properties draw:fill="none"/>
      <style:paragraph-properties fo:margin-left="1.401cm" fo:margin-right="0cm" fo:text-align="justify" style:justify-single-word="false" fo:text-indent="0cm" style:auto-text-indent="false" style:page-number="auto" fo:background-color="transparent"/>
      <style:text-properties style:font-name="Liberation Sans" fo:font-size="11pt" officeooo:rsid="0017723d" officeooo:paragraph-rsid="0053a527" style:font-size-asian="11pt" style:font-size-complex="11pt"/>
    </style:style>
    <style:style style:name="P66" style:family="paragraph" style:parent-style-name="Standard" style:master-page-name="">
      <loext:graphic-properties draw:fill="none"/>
      <style:paragraph-properties fo:margin-left="1.401cm" fo:margin-right="0cm" fo:text-align="justify" style:justify-single-word="false" fo:text-indent="0cm" style:auto-text-indent="false" style:page-number="auto" fo:background-color="transparent"/>
      <style:text-properties style:font-name="Liberation Sans" fo:font-size="11pt" officeooo:rsid="0017723d" officeooo:paragraph-rsid="00530d35" style:font-size-asian="11pt" style:font-size-complex="11pt"/>
    </style:style>
    <style:style style:name="P6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0d91f9" officeooo:paragraph-rsid="000d91f9" style:font-size-asian="10pt" style:font-style-asian="normal" style:font-weight-asian="normal" style:font-size-complex="10pt" style:font-style-complex="normal" style:font-weight-complex="normal" style:text-overline-style="none" style:text-overline-color="font-color"/>
    </style:style>
    <style:style style:name="P6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0d91f9" officeooo:paragraph-rsid="000d91f9" style:font-size-asian="10pt" style:font-style-asian="normal" style:font-weight-asian="normal" style:font-size-complex="10pt" style:font-style-complex="normal" style:font-weight-complex="normal" style:text-overline-style="none" style:text-overline-color="font-color"/>
    </style:style>
    <style:style style:name="P6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254445" officeooo:paragraph-rsid="00254445" style:font-size-asian="10pt" style:font-style-asian="normal" style:font-weight-asian="normal" style:font-size-complex="10pt" style:font-style-complex="normal" style:font-weight-complex="normal" style:text-overline-style="none" style:text-overline-color="font-color"/>
    </style:style>
    <style:style style:name="P70" style:family="paragraph" style:parent-style-name="Table_20_Contents">
      <style:paragraph-properties fo:text-align="center" style:justify-single-word="false"/>
      <style:text-properties fo:color="#000000" loext:opacity="100%" style:text-outline="false" style:text-line-through-style="none" style:text-line-through-type="none" style:font-name="Courier New" fo:font-size="10pt" fo:font-style="normal" fo:text-shadow="none" style:text-underline-style="none" fo:font-weight="normal" officeooo:rsid="000d91f9" officeooo:paragraph-rsid="000d91f9" style:font-size-asian="10pt" style:font-style-asian="normal" style:font-weight-asian="normal" style:font-size-complex="10pt" style:font-style-complex="normal" style:font-weight-complex="normal" style:text-overline-style="none" style:text-overline-color="font-color"/>
    </style:style>
    <style:style style:name="P71" style:family="paragraph" style:parent-style-name="Table_20_Contents">
      <style:paragraph-properties fo:text-align="center" style:justify-single-word="false"/>
      <style:text-properties fo:color="#000000" loext:opacity="100%"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72" style:family="paragraph" style:parent-style-name="Text_20_body">
      <style:paragraph-properties fo:margin-left="0cm" fo:margin-right="0cm" fo:text-align="center" style:justify-single-word="false" fo:orphans="2" fo:widows="2" fo:text-indent="0cm" style:auto-text-indent="false"/>
      <style:text-properties officeooo:paragraph-rsid="005b446d"/>
    </style:style>
    <style:style style:name="P73" style:family="paragraph" style:parent-style-name="Text_20_body">
      <style:paragraph-properties fo:margin-left="0cm" fo:margin-right="0cm" fo:text-align="justify" style:justify-single-word="false" fo:orphans="2" fo:widows="2" fo:text-indent="0cm" style:auto-text-indent="false"/>
    </style:style>
    <style:style style:name="P74" style:family="paragraph" style:parent-style-name="Text_20_body">
      <style:paragraph-properties fo:margin-left="0cm" fo:margin-right="0cm" fo:text-align="justify" style:justify-single-word="false" fo:orphans="2" fo:widows="2" fo:text-indent="0cm" style:auto-text-indent="false" fo:padding-left="0cm" fo:padding-right="0cm" fo:padding-top="0cm" fo:padding-bottom="0.074cm" fo:border-left="none" fo:border-right="none" fo:border-top="none" fo:border-bottom="0.99pt solid #000000" style:join-border="false"/>
    </style:style>
    <style:style style:name="P75" style:family="paragraph" style:parent-style-name="Heading_20_1">
      <style:paragraph-properties fo:text-align="start" style:justify-single-word="false"/>
      <style:text-properties style:font-name="Liberation Sans" fo:font-size="11pt" officeooo:paragraph-rsid="002702c5" style:font-size-asian="11pt" style:font-size-complex="11pt"/>
    </style:style>
    <style:style style:name="P76" style:family="paragraph" style:parent-style-name="Heading_20_1">
      <style:text-properties style:font-name="Liberation Sans" fo:font-size="22pt" fo:font-weight="normal" style:font-size-asian="24pt" style:font-weight-asian="normal" style:font-size-complex="24pt" style:font-weight-complex="normal"/>
    </style:style>
    <style:style style:name="P77" style:family="paragraph" style:parent-style-name="Heading_20_2">
      <style:text-properties fo:color="#666666" loext:opacity="100%" style:font-name="Liberation Sans" fo:font-weight="normal" style:font-weight-asian="normal" style:font-weight-complex="normal"/>
    </style:style>
    <style:style style:name="P78" style:family="paragraph" style:parent-style-name="Heading_20_2">
      <style:text-properties fo:color="#999999" loext:opacity="100%" style:font-name="Liberation Sans" fo:font-weight="normal" style:font-weight-asian="normal" style:font-weight-complex="normal"/>
    </style:style>
    <style:style style:name="P79" style:family="paragraph" style:parent-style-name="Heading_20_3">
      <style:text-properties fo:color="#666666" loext:opacity="100%" style:font-name="Liberation Sans" fo:font-size="16.1000003814697pt" fo:font-weight="normal" style:font-name-asian="PingFang SC" style:font-size-asian="16.1000003814697pt" style:font-weight-asian="normal" style:font-name-complex="Arial Unicode MS" style:font-size-complex="16.1000003814697pt" style:font-weight-complex="normal"/>
    </style:style>
    <style:style style:name="T1" style:family="text">
      <style:text-properties officeooo:rsid="000ae46d"/>
    </style:style>
    <style:style style:name="T2" style:family="text">
      <style:text-properties officeooo:rsid="000d02da"/>
    </style:style>
    <style:style style:name="T3" style:family="text">
      <style:text-properties officeooo:rsid="000d91f9"/>
    </style:style>
    <style:style style:name="T4" style:family="text">
      <style:text-properties officeooo:rsid="000e9f89"/>
    </style:style>
    <style:style style:name="T5" style:family="text">
      <style:text-properties fo:font-style="italic" style:font-style-asian="italic" style:font-style-complex="italic"/>
    </style:style>
    <style:style style:name="T6" style:family="text">
      <style:text-properties fo:font-style="italic" officeooo:rsid="000e9f89" style:font-style-asian="italic" style:font-style-complex="italic"/>
    </style:style>
    <style:style style:name="T7" style:family="text">
      <style:text-properties fo:font-style="italic" officeooo:rsid="0032bb61" style:font-style-asian="italic" style:font-style-complex="italic"/>
    </style:style>
    <style:style style:name="T8" style:family="text">
      <style:text-properties fo:font-style="italic" officeooo:rsid="003a5795" style:font-style-asian="italic" style:font-style-complex="italic"/>
    </style:style>
    <style:style style:name="T9" style:family="text">
      <style:text-properties fo:font-style="italic" officeooo:rsid="0036aaf8" style:font-style-asian="italic" style:font-style-complex="italic"/>
    </style:style>
    <style:style style:name="T10" style:family="text">
      <style:text-properties fo:font-style="italic" officeooo:rsid="00353fd9" style:font-style-asian="italic" style:font-style-complex="italic"/>
    </style:style>
    <style:style style:name="T11" style:family="text">
      <style:text-properties fo:font-style="italic" officeooo:rsid="002b2019" style:font-style-asian="italic" style:font-style-complex="italic"/>
    </style:style>
    <style:style style:name="T12" style:family="text">
      <style:text-properties fo:font-style="italic" officeooo:rsid="000d02da" style:font-style-asian="italic" style:font-style-complex="italic"/>
    </style:style>
    <style:style style:name="T13" style:family="text">
      <style:text-properties fo:font-style="italic" fo:background-color="transparent" loext:char-shading-value="0" style:font-style-asian="italic" style:font-style-complex="italic"/>
    </style:style>
    <style:style style:name="T14" style:family="text">
      <style:text-properties fo:font-style="italic" officeooo:rsid="00353fd9" fo:background-color="transparent" loext:char-shading-value="0" style:font-style-asian="italic" style:font-style-complex="italic"/>
    </style:style>
    <style:style style:name="T15" style:family="text">
      <style:text-properties fo:font-style="normal" officeooo:rsid="000e9f89" style:font-style-asian="normal" style:font-style-complex="normal"/>
    </style:style>
    <style:style style:name="T16" style:family="text">
      <style:text-properties officeooo:rsid="0010fed1"/>
    </style:style>
    <style:style style:name="T17" style:family="text">
      <style:text-properties officeooo:rsid="0011c1fa"/>
    </style:style>
    <style:style style:name="T18" style:family="text">
      <style:text-properties officeooo:rsid="00160884"/>
    </style:style>
    <style:style style:name="T19" style:family="text">
      <style:text-properties officeooo:rsid="0017723d"/>
    </style:style>
    <style:style style:name="T20" style:family="text">
      <style:text-properties officeooo:rsid="00195883"/>
    </style:style>
    <style:style style:name="T21" style:family="text">
      <style:text-properties officeooo:rsid="001a8dd4"/>
    </style:style>
    <style:style style:name="T22" style:family="text">
      <style:text-properties fo:font-weight="bold" style:font-weight-asian="bold" style:font-weight-complex="bold"/>
    </style:style>
    <style:style style:name="T23" style:family="text">
      <style:text-properties fo:font-weight="bold" officeooo:rsid="000e9f89" style:font-weight-asian="bold" style:font-weight-complex="bold"/>
    </style:style>
    <style:style style:name="T24" style:family="text">
      <style:text-properties style:font-name="Courier New"/>
    </style:style>
    <style:style style:name="T25" style:family="text">
      <style:text-properties style:font-name="Courier New" officeooo:rsid="000ae46d"/>
    </style:style>
    <style:style style:name="T26" style:family="text">
      <style:text-properties style:font-name="Courier New" officeooo:rsid="000d02da"/>
    </style:style>
    <style:style style:name="T27" style:family="text">
      <style:text-properties style:font-name="Courier New" officeooo:rsid="00215911"/>
    </style:style>
    <style:style style:name="T28" style:family="text">
      <style:text-properties style:font-name="Courier New" officeooo:rsid="000e9f89"/>
    </style:style>
    <style:style style:name="T29" style:family="text">
      <style:text-properties style:font-name="Courier New" officeooo:rsid="00254445"/>
    </style:style>
    <style:style style:name="T30" style:family="text">
      <style:text-properties style:font-name="Courier New" officeooo:rsid="0010fed1"/>
    </style:style>
    <style:style style:name="T31" style:family="text">
      <style:text-properties style:font-name="Courier New" officeooo:rsid="000982bd"/>
    </style:style>
    <style:style style:name="T32" style:family="text">
      <style:text-properties style:font-name="Courier New" fo:font-weight="bold" style:font-weight-asian="bold" style:font-weight-complex="bold"/>
    </style:style>
    <style:style style:name="T33" style:family="text">
      <style:text-properties style:font-name="Courier New" fo:font-weight="bold" officeooo:rsid="000e9f89" style:font-weight-asian="bold" style:font-weight-complex="bold"/>
    </style:style>
    <style:style style:name="T34" style:family="text">
      <style:text-properties style:font-name="Courier New" fo:font-weight="bold" officeooo:rsid="003f8bf9" style:font-weight-asian="bold" style:font-weight-complex="bold"/>
    </style:style>
    <style:style style:name="T35" style:family="text">
      <style:text-properties style:font-name="Courier New" fo:font-weight="bold" officeooo:rsid="0041dd4e" style:font-style-asian="normal" style:font-weight-asian="bold" style:font-style-complex="normal" style:font-weight-complex="bold"/>
    </style:style>
    <style:style style:name="T36" style:family="text">
      <style:text-properties style:font-name="Courier New" fo:font-weight="bold" officeooo:rsid="001c18bb" style:font-size-asian="11pt" style:font-weight-asian="bold" style:font-size-complex="11pt" style:font-weight-complex="bold"/>
    </style:style>
    <style:style style:name="T37" style:family="text">
      <style:text-properties style:font-name="Courier New" officeooo:rsid="002886b2"/>
    </style:style>
    <style:style style:name="T38" style:family="text">
      <style:text-properties style:font-name="Courier New" officeooo:rsid="0011c1fa"/>
    </style:style>
    <style:style style:name="T39" style:family="text">
      <style:text-properties style:font-name="Courier New" officeooo:rsid="002cacfd"/>
    </style:style>
    <style:style style:name="T40" style:family="text">
      <style:text-properties style:font-name="Courier New" officeooo:rsid="00353fd9"/>
    </style:style>
    <style:style style:name="T41" style:family="text">
      <style:text-properties style:font-name="Courier New" officeooo:rsid="002b2019"/>
    </style:style>
    <style:style style:name="T42" style:family="text">
      <style:text-properties style:font-name="Courier New" officeooo:rsid="00160884"/>
    </style:style>
    <style:style style:name="T43" style:family="text">
      <style:text-properties style:font-name="Courier New" fo:font-size="11pt" style:font-size-asian="11pt" style:font-size-complex="11pt"/>
    </style:style>
    <style:style style:name="T44" style:family="text">
      <style:text-properties style:font-name="Courier New" fo:font-size="11pt" officeooo:rsid="0032bb61" style:font-size-asian="11pt" style:font-size-complex="11pt"/>
    </style:style>
    <style:style style:name="T45" style:family="text">
      <style:text-properties style:font-name="Courier New" fo:font-size="11pt" officeooo:rsid="000bed38" style:font-size-asian="11pt" style:font-size-complex="11pt"/>
    </style:style>
    <style:style style:name="T46" style:family="text">
      <style:text-properties style:font-name="Courier New" fo:font-size="11pt" officeooo:rsid="00215911" style:font-size-asian="11pt" style:font-size-complex="11pt"/>
    </style:style>
    <style:style style:name="T47" style:family="text">
      <style:text-properties style:font-name="Courier New" fo:font-size="11pt" officeooo:rsid="001e65a4" style:font-size-asian="11pt" style:font-size-complex="11pt"/>
    </style:style>
    <style:style style:name="T48" style:family="text">
      <style:text-properties style:font-name="Courier New" fo:font-size="11pt" officeooo:rsid="000982bd" style:font-size-asian="11pt" style:font-size-complex="11pt"/>
    </style:style>
    <style:style style:name="T49" style:family="text">
      <style:text-properties style:font-name="Courier New" fo:font-size="11pt" officeooo:rsid="002cacfd" style:font-size-asian="11pt" style:font-size-complex="11pt"/>
    </style:style>
    <style:style style:name="T50" style:family="text">
      <style:text-properties style:font-name="Courier New" fo:font-size="11pt" fo:font-weight="bold" officeooo:rsid="0035a79f" style:font-size-asian="11pt" style:font-weight-asian="bold" style:font-size-complex="11pt" style:font-weight-complex="bold"/>
    </style:style>
    <style:style style:name="T51" style:family="text">
      <style:text-properties style:font-name="Courier New" fo:font-size="11pt" fo:font-weight="bold" officeooo:rsid="000bed38" style:font-size-asian="11pt" style:font-weight-asian="bold" style:font-size-complex="11pt" style:font-weight-complex="bold"/>
    </style:style>
    <style:style style:name="T52" style:family="text">
      <style:text-properties style:font-name="Courier New" officeooo:rsid="001c18bb" style:font-size-asian="11pt" style:font-size-complex="11pt"/>
    </style:style>
    <style:style style:name="T53" style:family="text">
      <style:text-properties style:font-name="Courier New" officeooo:rsid="00384d94" style:font-size-asian="11pt" style:font-size-complex="11pt"/>
    </style:style>
    <style:style style:name="T54" style:family="text">
      <style:text-properties style:font-name="Courier New" officeooo:rsid="00353fd9" fo:background-color="transparent" loext:char-shading-value="0"/>
    </style:style>
    <style:style style:name="T55" style:family="text">
      <style:text-properties style:font-name="Courier New" officeooo:rsid="003f8bf9"/>
    </style:style>
    <style:style style:name="T56" style:family="text">
      <style:text-properties style:font-name="Courier New" style:font-style-asian="normal" style:font-style-complex="normal"/>
    </style:style>
    <style:style style:name="T57" style:family="text">
      <style:text-properties style:font-name="Courier New" officeooo:rsid="0041dd4e" style:font-style-asian="normal" style:font-style-complex="normal"/>
    </style:style>
    <style:style style:name="T58" style:family="text">
      <style:text-properties style:font-name="Courier New" officeooo:rsid="00493ae3" style:font-style-asian="normal" style:font-style-complex="normal"/>
    </style:style>
    <style:style style:name="T59" style:family="text">
      <style:text-properties style:font-name="Monaco"/>
    </style:style>
    <style:style style:name="T60" style:family="text">
      <style:text-properties style:font-name="Monaco" officeooo:rsid="001e65a4"/>
    </style:style>
    <style:style style:name="T61" style:family="text">
      <style:text-properties officeooo:rsid="00215911"/>
    </style:style>
    <style:style style:name="T62" style:family="text">
      <style:text-properties officeooo:rsid="0021d190"/>
    </style:style>
    <style:style style:name="T63" style:family="text">
      <style:text-properties officeooo:rsid="0024299a"/>
    </style:style>
    <style:style style:name="T64" style:family="text">
      <style:text-properties style:font-name="Liberation Sans"/>
    </style:style>
    <style:style style:name="T65" style:family="text">
      <style:text-properties style:font-name="Liberation Sans" officeooo:rsid="000982bd"/>
    </style:style>
    <style:style style:name="T66" style:family="text">
      <style:text-properties style:font-name="Liberation Sans" officeooo:rsid="00384d94" style:font-size-asian="11pt" style:font-size-complex="11pt"/>
    </style:style>
    <style:style style:name="T67" style:family="text">
      <style:text-properties style:font-name="Liberation Sans" style:font-style-asian="normal" style:font-style-complex="normal"/>
    </style:style>
    <style:style style:name="T68" style:family="text">
      <style:text-properties style:font-name="Liberation Sans" officeooo:rsid="00475f2c" style:font-style-asian="normal" style:font-style-complex="normal"/>
    </style:style>
    <style:style style:name="T69" style:family="text">
      <style:text-properties style:font-name="Liberation Sans" officeooo:rsid="00493ae3" style:font-style-asian="normal" style:font-style-complex="normal"/>
    </style:style>
    <style:style style:name="T70" style:family="text">
      <style:text-properties style:font-name="Liberation Sans" officeooo:rsid="004a7c49" style:font-style-asian="normal" style:font-style-complex="normal"/>
    </style:style>
    <style:style style:name="T71" style:family="text">
      <style:text-properties style:font-name="Liberation Sans" fo:font-size="11pt" officeooo:rsid="000bed38" style:font-size-asian="11pt" style:font-size-complex="11pt"/>
    </style:style>
    <style:style style:name="T72" style:family="text">
      <style:text-properties style:font-name="Liberation Sans" fo:font-size="11pt" officeooo:rsid="00215911" style:font-size-asian="11pt" style:font-size-complex="11pt"/>
    </style:style>
    <style:style style:name="T73" style:family="text">
      <style:text-properties style:font-name="Liberation Sans" fo:font-size="11pt" officeooo:rsid="001e65a4" style:font-size-asian="11pt" style:font-size-complex="11pt"/>
    </style:style>
    <style:style style:name="T74" style:family="text">
      <style:text-properties style:font-name="Liberation Sans" fo:font-size="11pt" officeooo:rsid="000982bd" style:font-size-asian="11pt" style:font-size-complex="11pt"/>
    </style:style>
    <style:style style:name="T75" style:family="text">
      <style:text-properties style:font-name="Liberation Sans" fo:font-size="11pt" officeooo:rsid="0060e9da" style:font-size-asian="11pt" style:font-size-complex="11pt"/>
    </style:style>
    <style:style style:name="T76" style:family="text">
      <style:text-properties style:font-name="Liberation Sans" fo:font-size="11pt" officeooo:rsid="0024299a" style:font-size-asian="11pt" style:font-size-complex="11pt"/>
    </style:style>
    <style:style style:name="T77" style:family="text">
      <style:text-properties style:font-name="Liberation Sans" fo:font-size="11pt" officeooo:rsid="00682e2f" style:font-size-asian="11pt" style:font-size-complex="11pt"/>
    </style:style>
    <style:style style:name="T78" style:family="text">
      <style:text-properties style:font-name="Liberation Sans" fo:font-size="11pt" officeooo:rsid="0035a79f" style:font-size-asian="11pt" style:font-size-complex="11pt"/>
    </style:style>
    <style:style style:name="T79" style:family="text">
      <style:text-properties style:font-name="Liberation Sans" fo:font-size="11pt" officeooo:rsid="0017723d" style:font-size-asian="11pt" style:font-size-complex="11pt"/>
    </style:style>
    <style:style style:name="T80" style:family="text">
      <style:text-properties style:font-name="Liberation Sans" fo:font-size="11pt" officeooo:rsid="00195883" style:font-size-asian="11pt" style:font-size-complex="11pt"/>
    </style:style>
    <style:style style:name="T81" style:family="text">
      <style:text-properties style:font-name="Liberation Sans" fo:font-size="11pt" fo:font-style="italic" officeooo:rsid="000982bd" style:font-size-asian="11pt" style:font-style-asian="italic" style:font-size-complex="11pt" style:font-style-complex="italic"/>
    </style:style>
    <style:style style:name="T82" style:family="text">
      <style:text-properties style:font-name="Liberation Sans" fo:font-size="11pt" fo:font-style="italic" officeooo:rsid="00195883" style:font-size-asian="11pt" style:font-style-asian="italic" style:font-size-complex="11pt" style:font-style-complex="italic"/>
    </style:style>
    <style:style style:name="T83" style:family="text">
      <style:text-properties officeooo:rsid="000982bd"/>
    </style:style>
    <style:style style:name="T84" style:family="text">
      <style:text-properties officeooo:rsid="0024d34f"/>
    </style:style>
    <style:style style:name="T85" style:family="text">
      <style:text-properties officeooo:rsid="00254445"/>
    </style:style>
    <style:style style:name="T86" style:family="text">
      <style:text-properties officeooo:rsid="002702c5"/>
    </style:style>
    <style:style style:name="T87" style:family="text">
      <style:text-properties fo:font-size="11pt" style:font-size-asian="11pt" style:font-size-complex="11pt"/>
    </style:style>
    <style:style style:name="T88" style:family="text">
      <style:text-properties fo:font-size="11pt" officeooo:rsid="001c18bb" style:font-size-asian="11pt" style:font-size-complex="11pt"/>
    </style:style>
    <style:style style:name="T89" style:family="text">
      <style:text-properties fo:font-size="11pt" officeooo:rsid="0032bb61" style:font-size-asian="11pt" style:font-size-complex="11pt"/>
    </style:style>
    <style:style style:name="T90" style:family="text">
      <style:text-properties fo:font-size="11pt" officeooo:rsid="0035a79f" style:font-size-asian="11pt" style:font-size-complex="11pt"/>
    </style:style>
    <style:style style:name="T91" style:family="text">
      <style:text-properties fo:font-size="11pt" officeooo:rsid="0036aaf8" style:font-size-asian="11pt" style:font-size-complex="11pt"/>
    </style:style>
    <style:style style:name="T92" style:family="text">
      <style:text-properties officeooo:rsid="00283dd1"/>
    </style:style>
    <style:style style:name="T93" style:family="text">
      <style:text-properties officeooo:rsid="002886b2"/>
    </style:style>
    <style:style style:name="T94" style:family="text">
      <style:text-properties officeooo:rsid="002b2019"/>
    </style:style>
    <style:style style:name="T95" style:family="text">
      <style:text-properties officeooo:rsid="002cacfd"/>
    </style:style>
    <style:style style:name="T96" style:family="text">
      <style:text-properties officeooo:rsid="002f57be"/>
    </style:style>
    <style:style style:name="T97" style:family="text">
      <style:text-properties officeooo:rsid="0030d4f9"/>
    </style:style>
    <style:style style:name="T98" style:family="text">
      <style:text-properties officeooo:rsid="0032bb61"/>
    </style:style>
    <style:style style:name="T99" style:family="text">
      <style:text-properties officeooo:rsid="00353fd9"/>
    </style:style>
    <style:style style:name="T100" style:family="text">
      <style:text-properties officeooo:rsid="0035a79f"/>
    </style:style>
    <style:style style:name="T101" style:family="text">
      <style:text-properties officeooo:rsid="0036aaf8"/>
    </style:style>
    <style:style style:name="T102" style:family="text">
      <style:text-properties officeooo:rsid="0037d005"/>
    </style:style>
    <style:style style:name="T103" style:family="text">
      <style:text-properties officeooo:rsid="00384d94"/>
    </style:style>
    <style:style style:name="T104" style:family="text">
      <style:text-properties fo:font-variant="normal" fo:text-transform="none" fo:color="#000000" loext:opacity="100%" style:font-name="Courier New" fo:letter-spacing="normal" fo:font-style="normal" fo:font-weight="normal" style:font-size-asian="11pt" style:font-size-complex="11pt"/>
    </style:style>
    <style:style style:name="T105" style:family="text">
      <style:text-properties fo:font-variant="normal" fo:text-transform="none" fo:color="#000000" loext:opacity="100%" style:font-name="Courier New" fo:letter-spacing="normal" fo:font-style="normal" fo:font-weight="normal" officeooo:rsid="00399091" style:font-size-asian="11pt" style:font-size-complex="11pt"/>
    </style:style>
    <style:style style:name="T106" style:family="text">
      <style:text-properties fo:font-variant="normal" fo:text-transform="none" fo:color="#000000" loext:opacity="100%" style:font-name="Courier New" fo:letter-spacing="normal" fo:font-style="normal" fo:font-weight="normal" officeooo:rsid="00353fd9" style:font-size-asian="11pt" style:font-size-complex="11pt"/>
    </style:style>
    <style:style style:name="T107" style:family="text">
      <style:text-properties fo:font-variant="normal" fo:text-transform="none" fo:color="#000000" loext:opacity="100%" style:font-name="Courier New" fo:letter-spacing="normal" fo:font-style="normal" fo:font-weight="bold" style:font-size-asian="11pt" style:font-weight-asian="bold" style:font-size-complex="11pt" style:font-weight-complex="bold"/>
    </style:style>
    <style:style style:name="T108" style:family="text">
      <style:text-properties fo:font-variant="normal" fo:text-transform="none" fo:color="#000000" loext:opacity="100%" style:font-name="Courier New" fo:font-size="11pt" fo:letter-spacing="normal" fo:font-style="normal" fo:font-weight="normal" style:font-size-asian="11pt" style:font-size-complex="11pt"/>
    </style:style>
    <style:style style:name="T109" style:family="text">
      <style:text-properties fo:font-variant="normal" fo:text-transform="none" fo:color="#000000" loext:opacity="100%" style:font-name="Liberation Sans" fo:letter-spacing="normal" fo:font-style="normal" fo:font-weight="normal"/>
    </style:style>
    <style:style style:name="T110" style:family="text">
      <style:text-properties fo:font-variant="normal" fo:text-transform="none" fo:color="#000000" loext:opacity="100%" style:font-name="Liberation Sans" fo:letter-spacing="normal" fo:font-style="normal" fo:font-weight="normal" officeooo:rsid="00399091" style:font-size-asian="11pt" style:font-size-complex="11pt"/>
    </style:style>
    <style:style style:name="T111" style:family="text">
      <style:text-properties fo:font-variant="normal" fo:text-transform="none" fo:color="#000000" loext:opacity="100%" style:font-name="Liberation Sans" fo:letter-spacing="normal" fo:font-style="normal" fo:font-weight="normal" officeooo:rsid="003a4a5c" style:font-size-asian="11pt" style:font-size-complex="11pt"/>
    </style:style>
    <style:style style:name="T112" style:family="text">
      <style:text-properties fo:font-variant="normal" fo:text-transform="none" fo:color="#000000" loext:opacity="100%" style:font-name="Liberation Sans" fo:letter-spacing="normal" fo:font-style="normal" fo:font-weight="normal" officeooo:rsid="0049cdaf"/>
    </style:style>
    <style:style style:name="T113" style:family="text">
      <style:text-properties fo:font-variant="normal" fo:text-transform="none" fo:color="#000000" loext:opacity="100%" style:font-name="Liberation Sans" fo:font-size="11pt" fo:letter-spacing="normal" fo:font-style="normal" fo:font-weight="normal" style:font-size-asian="11pt" style:font-size-complex="11pt"/>
    </style:style>
    <style:style style:name="T114" style:family="text">
      <style:text-properties fo:font-variant="normal" fo:text-transform="none" fo:color="#000000" loext:opacity="100%" style:font-name="Liberation Sans" fo:font-size="11pt" fo:letter-spacing="normal" fo:font-style="normal" fo:font-weight="normal" officeooo:rsid="0049cdaf" style:font-size-asian="11pt" style:font-size-complex="11pt"/>
    </style:style>
    <style:style style:name="T115" style:family="text">
      <style:text-properties fo:font-variant="normal" fo:text-transform="none" fo:color="#000000" loext:opacity="100%" fo:letter-spacing="normal" fo:font-style="normal" fo:font-weight="normal" style:font-size-asian="11pt" style:font-size-complex="11pt"/>
    </style:style>
    <style:style style:name="T116" style:family="text">
      <style:text-properties fo:font-variant="normal" fo:text-transform="none" fo:color="#000000" loext:opacity="100%" fo:letter-spacing="normal" fo:font-style="normal" fo:font-weight="normal" officeooo:rsid="000982bd" style:font-size-asian="11pt" style:font-size-complex="11pt"/>
    </style:style>
    <style:style style:name="T117" style:family="text">
      <style:text-properties fo:font-variant="normal" fo:text-transform="none" fo:color="#000000" loext:opacity="100%" fo:letter-spacing="normal" fo:font-style="normal" fo:font-weight="normal" officeooo:rsid="003a4a5c" style:font-size-asian="11pt" style:font-size-complex="11pt"/>
    </style:style>
    <style:style style:name="T118" style:family="text">
      <style:text-properties fo:font-variant="normal" fo:text-transform="none" fo:color="#000000" loext:opacity="100%" fo:letter-spacing="normal" fo:font-style="normal" fo:font-weight="normal" officeooo:rsid="003dc117" style:font-size-asian="11pt" style:font-size-complex="11pt"/>
    </style:style>
    <style:style style:name="T119" style:family="text">
      <style:text-properties fo:font-variant="normal" fo:text-transform="none" fo:color="#800080" loext:opacity="100%" style:font-name="Liberation Sans" fo:letter-spacing="normal" fo:font-style="normal" fo:font-weight="normal"/>
    </style:style>
    <style:style style:name="T120" style:family="text">
      <style:text-properties fo:font-variant="normal" fo:text-transform="none" fo:color="#800080" loext:opacity="100%" style:font-name="Liberation Sans" fo:font-size="11pt" fo:letter-spacing="normal" fo:font-style="normal" fo:font-weight="normal" style:font-size-asian="11pt" style:font-size-complex="11pt"/>
    </style:style>
    <style:style style:name="T121" style:family="text">
      <style:text-properties fo:font-variant="normal" fo:text-transform="none" style:use-window-font-color="true" loext:opacity="0%" style:font-name="Liberation Sans" fo:font-size="11pt" fo:letter-spacing="normal" fo:font-style="normal" fo:font-weight="normal" style:font-size-asian="11pt" style:font-size-complex="11pt"/>
    </style:style>
    <style:style style:name="T122" style:family="text">
      <style:text-properties fo:font-variant="normal" fo:text-transform="none" style:use-window-font-color="true" loext:opacity="0%" style:font-name="Liberation Sans" fo:font-size="11pt" fo:letter-spacing="normal" fo:font-style="normal" fo:font-weight="normal" officeooo:rsid="005b446d" style:font-size-asian="11pt" style:font-size-complex="11pt"/>
    </style:style>
    <style:style style:name="T123" style:family="text">
      <style:text-properties fo:font-variant="normal" fo:text-transform="none" style:use-window-font-color="true" loext:opacity="0%" style:font-name="Liberation Sans" fo:font-size="11pt" fo:letter-spacing="normal" fo:font-weight="normal" style:font-size-asian="11pt" style:font-size-complex="11pt"/>
    </style:style>
    <style:style style:name="T124" style:family="text">
      <style:text-properties officeooo:rsid="001c18bb" style:font-size-asian="11pt" style:font-size-complex="11pt"/>
    </style:style>
    <style:style style:name="T125" style:family="text">
      <style:text-properties officeooo:rsid="0037ac24" style:font-size-asian="11pt" style:font-size-complex="11pt"/>
    </style:style>
    <style:style style:name="T126" style:family="text">
      <style:text-properties officeooo:rsid="00399091" style:font-size-asian="11pt" style:font-size-complex="11pt"/>
    </style:style>
    <style:style style:name="T127" style:family="text">
      <style:text-properties officeooo:rsid="00384d94" style:font-size-asian="11pt" style:font-size-complex="11pt"/>
    </style:style>
    <style:style style:name="T128" style:family="text">
      <style:text-properties officeooo:rsid="003a4a5c" style:font-size-asian="11pt" style:font-size-complex="11pt"/>
    </style:style>
    <style:style style:name="T129" style:family="text">
      <style:text-properties officeooo:rsid="003a5795"/>
    </style:style>
    <style:style style:name="T130" style:family="text">
      <style:text-properties officeooo:rsid="003aa669"/>
    </style:style>
    <style:style style:name="T131" style:family="text">
      <style:text-properties officeooo:rsid="003c24d1"/>
    </style:style>
    <style:style style:name="T132" style:family="text">
      <style:text-properties fo:background-color="transparent" loext:char-shading-value="0"/>
    </style:style>
    <style:style style:name="T133" style:family="text">
      <style:text-properties officeooo:rsid="003c24d1" fo:background-color="transparent" loext:char-shading-value="0"/>
    </style:style>
    <style:style style:name="T134" style:family="text">
      <style:text-properties officeooo:rsid="0036aaf8" fo:background-color="transparent" loext:char-shading-value="0"/>
    </style:style>
    <style:style style:name="T135" style:family="text">
      <style:text-properties officeooo:rsid="00353fd9" fo:background-color="transparent" loext:char-shading-value="0"/>
    </style:style>
    <style:style style:name="T136" style:family="text">
      <style:text-properties officeooo:rsid="003f8bf9"/>
    </style:style>
    <style:style style:name="T137" style:family="text">
      <style:text-properties style:font-style-asian="normal" style:font-style-complex="normal"/>
    </style:style>
    <style:style style:name="T138" style:family="text">
      <style:text-properties officeooo:rsid="0041dd4e" style:font-style-asian="normal" style:font-style-complex="normal"/>
    </style:style>
    <style:style style:name="T139" style:family="text">
      <style:text-properties officeooo:rsid="0044dca8" style:font-style-asian="normal" style:font-style-complex="normal"/>
    </style:style>
    <style:style style:name="T140" style:family="text">
      <style:text-properties officeooo:rsid="0046d2aa" style:font-style-asian="normal" style:font-style-complex="normal"/>
    </style:style>
    <style:style style:name="T141" style:family="text">
      <style:text-properties officeooo:rsid="0062fd3b" style:font-style-asian="normal" style:font-style-complex="normal"/>
    </style:style>
    <style:style style:name="T142" style:family="text">
      <style:text-properties officeooo:rsid="0044dca8"/>
    </style:style>
    <style:style style:name="T143" style:family="text">
      <style:text-properties officeooo:rsid="00456862"/>
    </style:style>
    <style:style style:name="T144" style:family="text">
      <style:text-properties officeooo:rsid="004f0362"/>
    </style:style>
    <style:style style:name="T145" style:family="text">
      <style:text-properties officeooo:rsid="0051a859"/>
    </style:style>
    <style:style style:name="T146" style:family="text">
      <style:text-properties officeooo:rsid="0057b809"/>
    </style:style>
    <style:style style:name="T147" style:family="text">
      <style:text-properties officeooo:rsid="0057d5c8"/>
    </style:style>
    <style:style style:name="T148" style:family="text">
      <style:text-properties officeooo:rsid="005a62a5"/>
    </style:style>
    <style:style style:name="T149" style:family="text">
      <style:text-properties fo:font-weight="normal" style:font-weight-asian="normal" style:font-weight-complex="normal"/>
    </style:style>
    <style:style style:name="T150" style:family="text">
      <style:text-properties fo:font-weight="normal" officeooo:rsid="005b446d" style:font-weight-asian="normal" style:font-weight-complex="normal"/>
    </style:style>
    <style:style style:name="T151" style:family="text">
      <style:text-properties style:use-window-font-color="true" loext:opacity="0%" style:font-name="Courier New" fo:font-size="11pt" fo:letter-spacing="normal" fo:font-style="normal" fo:font-weight="normal" style:font-size-asian="11pt" style:font-style-asian="normal" style:font-size-complex="11pt" style:font-style-complex="normal"/>
    </style:style>
    <style:style style:name="T152" style:family="text">
      <style:text-properties fo:color="#666666" loext:opacity="100%" fo:font-weight="normal" style:font-weight-asian="normal" style:font-weight-complex="normal"/>
    </style:style>
    <style:style style:name="T153" style:family="text">
      <style:text-properties fo:color="#666666" loext:opacity="100%" fo:font-weight="normal" officeooo:rsid="0061b26f" style:font-weight-asian="normal" style:font-weight-complex="normal"/>
    </style:style>
    <style:style style:name="T154" style:family="text">
      <style:text-properties fo:color="#666666" loext:opacity="100%" style:font-name="Courier New" fo:font-size="11pt" fo:font-weight="bold" officeooo:rsid="000982bd" style:font-size-asian="11pt" style:font-weight-asian="bold" style:font-size-complex="11pt" style:font-weight-complex="bold"/>
    </style:style>
    <style:style style:name="T155" style:family="text">
      <style:text-properties fo:color="#666666" loext:opacity="100%" style:font-name="Liberation Mono1" fo:font-weight="bold" officeooo:rsid="003a5795" style:font-weight-asian="bold" style:font-weight-complex="bold"/>
    </style:style>
    <style:style style:name="T156" style:family="text">
      <style:text-properties fo:color="#808080" loext:opacity="100%" fo:font-weight="normal" officeooo:rsid="0063e847" style:font-weight-asian="normal" style:font-weight-complex="normal"/>
    </style:style>
    <style:style style:name="T157" style:family="text">
      <style:text-properties style:font-name="Liberation Mono1" fo:font-size="11pt" officeooo:rsid="00195883" style:font-size-asian="11pt" style:font-size-complex="11pt"/>
    </style:style>
    <style:style style:name="T158" style:family="text">
      <style:text-properties officeooo:rsid="00682e2f"/>
    </style:style>
    <style:style style:name="T159" style:family="text">
      <style:text-properties officeooo:rsid="0069829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5" text:outline-level="1"><text:span text:style-name="T149">Regex {base}<text:tab/></text:span><text:span text:style-name="T156">e</text:span><text:span text:style-name="T153">xpres</text:span><text:span text:style-name="T152"><text:tab/></text:span><text:span text:style-name="T149"><text:tab/><text:tab/><text:tab/><text:tab/><text:tab/><text:tab/><text:tab/><text:tab/></text:span><text:span text:style-name="T150">Documentación de R</text:span></text:h>
      <text:h text:style-name="P76" text:outline-level="1"><text:span text:style-name="T130">Las e</text:span>xpresiones <text:span text:style-name="T130">r</text:span>egulares <text:span text:style-name="T143">tal </text:span><text:span text:style-name="T159">y</text:span><text:span text:style-name="T143"> como son usadas </text:span>en R</text:h>
      <text:h text:style-name="P77" text:outline-level="2">Descripción</text:h>
      <text:p text:style-name="P2">Esta página de ayuda documenta los patrones admitidos <text:span text:style-name="T100">por las</text:span> expresiones regulares <text:span text:style-name="T129">en </text:span><text:span text:style-name="T155">R</text:span> p<text:span text:style-name="T100">a</text:span>r<text:span text:style-name="T100">a</text:span> <text:span text:style-name="T24">grep</text:span> y las funciones relacionadas <text:span text:style-name="T24">grepl</text:span>, <text:span text:style-name="T24">gregexpr</text:span>, <text:span text:style-name="T24">sub</text:span><text:span text:style-name="T59"> </text:span><text:span text:style-name="T60">y</text:span> <text:span text:style-name="T24">gsub</text:span>, así como por <text:span text:style-name="T24">strsplit</text:span><text:span text:style-name="T64">.</text:span></text:p>
      <text:p text:style-name="P1"/>
      <text:h text:style-name="P77" text:outline-level="2">Detalles</text:h>
      <text:p text:style-name="P56"><text:span text:style-name="T74">Una </text:span><text:span text:style-name="T81">expresión regular</text:span><text:span text:style-name="T74"> es un patrón que describe </text:span><text:span text:style-name="T77">a</text:span><text:span text:style-name="T74"> un conjunto de cadenas de caracteres. En </text:span><text:span text:style-name="T154">R</text:span><text:span text:style-name="T74"> </text:span><text:span text:style-name="T73">se uti­lizan</text:span><text:span text:style-name="T74"> dos tipos de expresiones regulares, las expresiones regulares extendidas (usadas por omisión) y las expresiones regulares </text:span><text:span text:style-name="T78">de tipo </text:span><text:span text:style-name="T50">Perl</text:span><text:span text:style-name="T74">, activadas cuando se </text:span><text:span text:style-name="T73">especifica el argumento</text:span><text:span text:style-name="T74"> </text:span><text:span text:style-name="T48">perl = TRUE</text:span><text:span text:style-name="T74">. También, </text:span><text:span text:style-name="T76">puede usarse el argumento</text:span><text:span text:style-name="T74"> </text:span><text:span text:style-name="T48">fixed = TRUE</text:span><text:span text:style-name="T74">, que </text:span><text:span text:style-name="T73">se usa para expresiones regulares de tipo literal, </text:span><text:span text:style-name="T77">o sea, de texto fijo</text:span><text:span text:style-name="T73">.</text:span></text:p>
      <text:p text:style-name="P1"/>
      <text:p text:style-name="P1">Otras funciones que usan expresiones regulares (a menudo por medio del uso de <text:span text:style-name="T24">grep</text:span>) incluyen <text:span text:style-name="T24">apropos</text:span>, <text:span text:style-name="T24">browseEnv</text:span>, <text:span text:style-name="T25">help.search</text:span><text:span text:style-name="T1">, </text:span><text:span text:style-name="T25">list.files</text:span><text:span text:style-name="T1"> y </text:span><text:span text:style-name="T25">ls</text:span><text:span text:style-name="T1">. Todas estas funciones usan expresiones regulares extendidas.</text:span></text:p>
      <text:p text:style-name="P3"/>
      <text:p text:style-name="P55"><text:span text:style-name="T71">Los patrones aquí descritos </text:span><text:span text:style-name="T72">se usan</text:span><text:span text:style-name="T71"> como si fueran impresos por </text:span><text:span text:style-name="T45">cat</text:span><text:span text:style-name="T71">. </text:span><text:span text:style-name="T73">R</text:span><text:span text:style-name="T71">ecuerde que, cuando se in­gresan cadenas de caracteres </text:span><text:span text:style-name="T73">de</text:span><text:span text:style-name="T71"> </text:span><text:span text:style-name="T51">R</text:span><text:span text:style-name="T71"> </text:span><text:span text:style-name="T73">o caracteres especiales</text:span><text:span text:style-name="T71">, la diagonal invertida </text:span><text:span text:style-name="T74">'</text:span><text:span text:style-name="T46">\</text:span><text:span text:style-name="T74">' debe duplicarse</text:span><text:span text:style-name="T71"> </text:span><text:span text:style-name="T74">'</text:span><text:span text:style-name="T47">\\</text:span><text:span text:style-name="T74">', </text:span><text:span text:style-name="T76">n</text:span><text:span text:style-name="T75">ormalmente</text:span><text:span text:style-name="T76">, </text:span><text:span text:style-name="T74">desde el teclado.</text:span></text:p>
      <text:p text:style-name="P4"/>
      <text:p text:style-name="P5">Los patrones de <text:span text:style-name="T129">las</text:span> expresiones regulares largas p<text:span text:style-name="T63">odrían</text:span> ser aceptados: <text:span text:style-name="T61">el</text:span> estándar POSIX<text:span text:style-name="T63"> solo es­tablece hasta</text:span> 256 <text:span text:style-name="T8">bytes</text:span>.</text:p>
      <text:p text:style-name="P4"/>
      <text:h text:style-name="P78" text:outline-level="2">Expresiones regulares extendidas</text:h>
      <text:p text:style-name="P4">Esta sección <text:span text:style-name="T62">trata de</text:span> las expresiones regulares permitidas en el modo por omisión de <text:span text:style-name="T24">grep</text:span>, <text:span text:style-name="T24">grepl</text:span>, <text:span text:style-name="T24">regexpr</text:span>, <text:span text:style-name="T24">gregexpr</text:span><text:span text:style-name="T64">,</text:span> <text:span text:style-name="T24">sub</text:span>, <text:span text:style-name="T24">gsub</text:span>, <text:span text:style-name="T24">regexec</text:span> y <text:span text:style-name="T24">strsplit</text:span>. <text:span text:style-name="T62">Estas expresiones utilizan</text:span> una implementa­ción del estándar POSIX 1003.2. <text:span text:style-name="T62">E</text:span>sto permite <text:span text:style-name="T62">tener</text:span> cierto alcance <text:span text:style-name="T62">en</text:span> la interpretación. <text:span text:style-name="T62">Sin embargo, l</text:span>as interpretaciones usadas <text:span text:style-name="T62">aquí son las utilizadas</text:span> actualmente por <text:span text:style-name="T32">R</text:span>. <text:span text:style-name="T62">Además, l</text:span>a implementación <text:span text:style-name="T62">ac­tual</text:span> permite <text:span text:style-name="T62">realizar </text:span>algunas extensiones al estándar <text:span text:style-name="T86">original</text:span>.</text:p>
      <text:p text:style-name="P4"/>
      <text:p text:style-name="P4">Las expresiones regulares están construidas de manera análoga a las expresiones aritméticas, al <text:span text:style-name="T84">in­cluir</text:span> diversos operadores para combinar expresiones más pequeñas. <text:span text:style-name="T84">Toda la expresión</text:span> <text:span text:style-name="T84">podrá coinci­dir con</text:span> cero o más caracteres (se lee el ‘carácter’ <text:span text:style-name="T2">como ‘</text:span><text:span text:style-name="T12">byte</text:span><text:span text:style-name="T2">’ cuando se especifica el argumento </text:span><text:span text:style-name="T26">useBytes = TRUE</text:span><text:span text:style-name="T2">).</text:span></text:p>
      <text:p text:style-name="P4"/>
      <text:p text:style-name="P6">Los componentes fundamentales <text:span text:style-name="T63">de</text:span> las expresiones regulares <text:span text:style-name="T63">son las cadenas de texto </text:span>que equiva­len a un solo carácter. La mayoría de caracteres, incluyendo todas las letras y dígitos, son expresio­nes regulares que <text:span text:style-name="T63">coinciden</text:span> <text:span text:style-name="T63">consigo</text:span> mismas. Cualquier <text:span text:style-name="T84">carácter</text:span> con significado especial podrá <text:span text:style-name="T84">refe­rirse textualmente</text:span> si se le <text:span text:style-name="T84">precede de</text:span> una barra diagonal invertida <text:span text:style-name="T65">'</text:span><text:span text:style-name="T27">\</text:span><text:span text:style-name="T65">'</text:span>. <text:span text:style-name="T84">De este modo, los caracteres especiales </text:span>en las expresiones regulares extendidas son:</text:p>
      <text:p text:style-name="P7"><text:soft-page-break/></text:p>
      <table:table table:name="Table1" table:style-name="Table1" table:template-name="Default Style">
        <table:table-column table:style-name="Table1.A"/>
        <table:table-column table:style-name="Table1.B"/>
        <table:table-row table:style-name="Table1.1">
          <table:table-cell table:style-name="Table1.A1" office:value-type="string">
            <text:p text:style-name="P67">Nombre del carácter <text:span text:style-name="T100">especial</text:span></text:p>
          </table:table-cell>
          <table:table-cell table:style-name="Table1.A1" office:value-type="string">
            <text:p text:style-name="P68">Signo</text:p>
          </table:table-cell>
        </table:table-row>
        <table:table-row table:style-name="Table1.2">
          <table:table-cell table:style-name="Table1.A1" office:value-type="string">
            <text:p text:style-name="P52">Punto</text:p>
          </table:table-cell>
          <table:table-cell table:style-name="Table1.A1" office:value-type="string">
            <text:p text:style-name="P71">.</text:p>
          </table:table-cell>
        </table:table-row>
        <table:table-row table:style-name="Table1.1">
          <table:table-cell table:style-name="Table1.A1" office:value-type="string">
            <text:p text:style-name="P53"><text:span text:style-name="T3">B</text:span>arra diagonal invertida</text:p>
          </table:table-cell>
          <table:table-cell table:style-name="Table1.A1" office:value-type="string">
            <text:p text:style-name="P70">\</text:p>
          </table:table-cell>
        </table:table-row>
        <table:table-row table:style-name="Table1.1">
          <table:table-cell table:style-name="Table1.A1" office:value-type="string">
            <text:p text:style-name="P67">Barra vertical</text:p>
          </table:table-cell>
          <table:table-cell table:style-name="Table1.A1" office:value-type="string">
            <text:p text:style-name="P54">|</text:p>
          </table:table-cell>
        </table:table-row>
        <table:table-row table:style-name="Table1.1">
          <table:table-cell table:style-name="Table1.A1" office:value-type="string">
            <text:p text:style-name="P52">Paréntesis de apertura</text:p>
          </table:table-cell>
          <table:table-cell table:style-name="Table1.A1" office:value-type="string">
            <text:p text:style-name="P70">(</text:p>
          </table:table-cell>
        </table:table-row>
        <table:table-row table:style-name="Table1.1">
          <table:table-cell table:style-name="Table1.A1" office:value-type="string">
            <text:p text:style-name="P67">Paréntesis de cierre</text:p>
          </table:table-cell>
          <table:table-cell table:style-name="Table1.A1" office:value-type="string">
            <text:p text:style-name="P70">)</text:p>
          </table:table-cell>
        </table:table-row>
        <table:table-row table:style-name="Table1.1">
          <table:table-cell table:style-name="Table1.A1" office:value-type="string">
            <text:p text:style-name="P67">Corchete de apertura</text:p>
          </table:table-cell>
          <table:table-cell table:style-name="Table1.A1" office:value-type="string">
            <text:p text:style-name="P70">[</text:p>
          </table:table-cell>
        </table:table-row>
        <table:table-row table:style-name="Table1.1">
          <table:table-cell table:style-name="Table1.A1" office:value-type="string">
            <text:p text:style-name="P67">Corchete de cierre</text:p>
          </table:table-cell>
          <table:table-cell table:style-name="Table1.A1" office:value-type="string">
            <text:p text:style-name="P70">]</text:p>
          </table:table-cell>
        </table:table-row>
        <table:table-row table:style-name="Table1.1">
          <table:table-cell table:style-name="Table1.A1" office:value-type="string">
            <text:p text:style-name="P67">Llave de apertura</text:p>
          </table:table-cell>
          <table:table-cell table:style-name="Table1.A1" office:value-type="string">
            <text:p text:style-name="P70">{</text:p>
          </table:table-cell>
        </table:table-row>
        <table:table-row table:style-name="Table1.1">
          <table:table-cell table:style-name="Table1.A1" office:value-type="string">
            <text:p text:style-name="P67">Llave de cierre</text:p>
          </table:table-cell>
          <table:table-cell table:style-name="Table1.A1" office:value-type="string">
            <text:p text:style-name="P70">}</text:p>
          </table:table-cell>
        </table:table-row>
        <table:table-row table:style-name="Table1.1">
          <table:table-cell table:style-name="Table1.A1" office:value-type="string">
            <text:p text:style-name="P67">Acento circunflejo</text:p>
          </table:table-cell>
          <table:table-cell table:style-name="Table1.A1" office:value-type="string">
            <text:p text:style-name="P70">^</text:p>
          </table:table-cell>
        </table:table-row>
        <table:table-row table:style-name="Table1.1">
          <table:table-cell table:style-name="Table1.A1" office:value-type="string">
            <text:p text:style-name="P67">Signo de moneda</text:p>
          </table:table-cell>
          <table:table-cell table:style-name="Table1.A1" office:value-type="string">
            <text:p text:style-name="P70">$</text:p>
          </table:table-cell>
        </table:table-row>
        <table:table-row table:style-name="Table1.1">
          <table:table-cell table:style-name="Table1.A1" office:value-type="string">
            <text:p text:style-name="P67">Asterisco</text:p>
          </table:table-cell>
          <table:table-cell table:style-name="Table1.A1" office:value-type="string">
            <text:p text:style-name="P70">*</text:p>
          </table:table-cell>
        </table:table-row>
        <table:table-row table:style-name="Table1.1">
          <table:table-cell table:style-name="Table1.A1" office:value-type="string">
            <text:p text:style-name="P69"><text:span text:style-name="T148">Signo de s</text:span>uma</text:p>
          </table:table-cell>
          <table:table-cell table:style-name="Table1.A1" office:value-type="string">
            <text:p text:style-name="P70">+</text:p>
          </table:table-cell>
        </table:table-row>
        <table:table-row table:style-name="Table1.1">
          <table:table-cell table:style-name="Table1.A1" office:value-type="string">
            <text:p text:style-name="P67"><text:span text:style-name="T148">Signo de i</text:span>nterrogación de cierre</text:p>
          </table:table-cell>
          <table:table-cell table:style-name="Table1.A1" office:value-type="string">
            <text:p text:style-name="P70">?</text:p>
          </table:table-cell>
        </table:table-row>
      </table:table>
      <text:p text:style-name="P7"/>
      <text:p text:style-name="P8">Sin embargo, nótese que el significado especial de estos <text:span text:style-name="T85">caracteres </text:span>dependerá del contexto.</text:p>
      <text:p text:style-name="P8"/>
      <text:p text:style-name="P9"><text:span text:style-name="T85">El significado de</text:span> los <text:span text:style-name="T85">caracteres no especiales cuando se les precede</text:span> <text:span text:style-name="T85">de</text:span> una barra diagonal invertida <text:span text:style-name="T65">'</text:span><text:span text:style-name="T27">\</text:span><text:span text:style-name="T65">' </text:span>depende<text:span text:style-name="T85">rá</text:span> de la implementación <text:span text:style-name="T100">del lenguaje de programación</text:span>. La implementación actual interpre­ta la <text:span text:style-name="T4">expresión</text:span> <text:span text:style-name="T24">\a</text:span> como <text:span text:style-name="T24">BEL</text:span> <text:span text:style-name="T4">(alerta del sistema)</text:span>, <text:span text:style-name="T28">\e</text:span><text:span text:style-name="T4"> como </text:span><text:span text:style-name="T28">ESC </text:span><text:span text:style-name="T4">(escape), </text:span><text:span text:style-name="T28">\f </text:span><text:span text:style-name="T4">como </text:span><text:span text:style-name="T28">FF</text:span><text:span text:style-name="T4"> (</text:span><text:span text:style-name="T15">en inglés, </text:span><text:span text:style-name="T6">form feed</text:span><text:span text:style-name="T15"> </text:span><text:span text:style-name="T4">o, en español, nueva pantalla), </text:span><text:span text:style-name="T28">\n</text:span><text:span text:style-name="T4"> como </text:span><text:span text:style-name="T28">LF</text:span><text:span text:style-name="T4"> (</text:span><text:span text:style-name="T15">en inglés, </text:span><text:span text:style-name="T6">line feed</text:span><text:span text:style-name="T4"> o, en español, salto de lí­nea), </text:span><text:span text:style-name="T28">\r</text:span><text:span text:style-name="T4"> como </text:span><text:span text:style-name="T28">CR</text:span><text:span text:style-name="T4"> (en inglés, </text:span><text:span text:style-name="T6">carriage return</text:span><text:span text:style-name="T4"> o re</text:span><text:span text:style-name="T158">tornar</text:span><text:span text:style-name="T4"> carro, en español) y </text:span><text:span text:style-name="T28">\t</text:span><text:span text:style-name="T4"> como </text:span><text:span text:style-name="T28">TAB</text:span><text:span text:style-name="T4"> (tabulador). Nótese que estas expresiones serán interpretadas por el analizador de sintaxis de</text:span><text:span text:style-name="T23"> </text:span><text:span text:style-name="T33">R</text:span><text:span text:style-name="T4"> como cadenas de texto literales.</text:span></text:p>
      <text:p text:style-name="P8"/>
      <text:p text:style-name="P10">Una clase de tipo carácter es una lista de caracteres encerrados entre corchetes de apertura y cierre <text:span text:style-name="T65">'</text:span><text:span text:style-name="T29">[]</text:span><text:span text:style-name="T65">'</text:span> <text:span text:style-name="T92">con una expresión que puede coincidir con cualquier carácter individual de la lista. No obstante, si el primer carácter de la lista es el acento circunflejo </text:span><text:span text:style-name="T65">'</text:span><text:span text:style-name="T31">^</text:span><text:span text:style-name="T65">'</text:span><text:span text:style-name="T16"> la expresión coincidirá con cualquier carácter que no esté en la lista. Por ejemplo, la expresión regular </text:span><text:span text:style-name="T30">[0123456789]</text:span><text:span text:style-name="T16"> coincide con cualquier dígi­to individual, y la expresión </text:span><text:span text:style-name="T30">[^abc]</text:span><text:span text:style-name="T16"> coincide con cualquier carácter excepto las letras </text:span><text:span text:style-name="T30">a</text:span><text:span text:style-name="T16">, </text:span><text:span text:style-name="T30">b</text:span><text:span text:style-name="T16"> o </text:span><text:span text:style-name="T30">c</text:span><text:span text:style-name="T16">. Un rango de caracteres puede ser especificado al escribir el primer y último carácter separados por un guión corto </text:span><text:span text:style-name="T65">'</text:span><text:span text:style-name="T31">-</text:span><text:span text:style-name="T65">'</text:span><text:span text:style-name="T16">. Debido a que la interpretación depende de la configuración regional, y de la implemen­tación del lenguaje, se recomienda evitar los rangos de caracteres. En este sentido, la única manera portátil de especificar todas las letras ASCII es listarlas como una clase de tipo carácter:</text:span></text:p>
      <text:p text:style-name="P32"/>
      <text:p text:style-name="P33">[ABCDEFGHIJKLMNÑOPQRSTUVWXYZabcdefghijklmnñopqrstuvwxz]</text:p>
      <text:p text:style-name="P11"/>
      <text:p text:style-name="P11">La implementación actual <text:span text:style-name="T92">del lenguaje </text:span>utiliza el orden numérico de la codificación.</text:p>
      <text:p text:style-name="P11"/>
      <text:p text:style-name="P11">Ciertas clases de caracteres <text:span text:style-name="T92">tienen un nombre y</text:span> están predefinidas. Su interpretación depende <text:span text:style-name="T92">de la configuración regional </text:span>(ver <text:span text:style-name="T24">locales</text:span>); la interpretación que se <text:span text:style-name="T93">les</text:span> da a continuación es <text:span text:style-name="T93">la que se ha­ría en</text:span> un<text:span text:style-name="T93">a configuración regional para un sistema basado en</text:span> POSIX.</text:p>
      <text:p text:style-name="P11"/>
      <text:p text:style-name="P31">[:alnum:]</text:p>
      <text:p text:style-name="P11"/>
      <text:p text:style-name="P12"><text:soft-page-break/><text:tab/>Caracteres alfanuméricos: <text:span text:style-name="T24">[:alpha:]</text:span> y <text:span text:style-name="T24">[:digit:]</text:span></text:p>
      <text:p text:style-name="P11"/>
      <text:p text:style-name="P31">[:alpha:]</text:p>
      <text:p text:style-name="P31"/>
      <text:p text:style-name="P60">Caracteres alfabéticos <text:span text:style-name="T144">para mayúsculas y minúsculas</text:span>: <text:span text:style-name="T24">[:upper:] </text:span>y <text:span text:style-name="T24">[:lower:]</text:span></text:p>
      <text:p text:style-name="P11"/>
      <text:p text:style-name="P31">[:blank:]</text:p>
      <text:p text:style-name="P11"/>
      <text:p text:style-name="P58">Caracteres en blanco: espacios, <text:span text:style-name="T94">tabuladores </text:span>y, posiblemente, otros caracteres que dependan de la implementación local del sistema como los <text:span text:style-name="T94">saltos sin espacio</text:span>.</text:p>
      <text:p text:style-name="P11"/>
      <text:p text:style-name="P31">[:cntrl:]</text:p>
      <text:p text:style-name="P11"/>
      <text:p text:style-name="P59">Caracteres de control. En ASCII, estos caracteres tienen códigos <text:span text:style-name="T94">de </text:span><text:span text:style-name="T11">byte</text:span><text:span text:style-name="T94"> del </text:span><text:span text:style-name="T41">000</text:span><text:span text:style-name="T94"> al </text:span><text:span text:style-name="T41">037</text:span><text:span text:style-name="T94">, y el </text:span><text:span text:style-name="T41">177</text:span><text:span text:style-name="T94"> (</text:span><text:span text:style-name="T41">DEL</text:span><text:span text:style-name="T94">). De haberlos, en otro conjunto de caracteres, estos son equivalentes a caracteres.</text:span></text:p>
      <text:p text:style-name="P11"/>
      <text:p text:style-name="P34">[:digit:]</text:p>
      <text:p text:style-name="P13"/>
      <text:p text:style-name="P13"><text:tab/>Digit<text:span text:style-name="T93">o</text:span>s: <text:span text:style-name="T24">0 1 2 3 4 5 6 7 8 9</text:span></text:p>
      <text:p text:style-name="P13"/>
      <text:p text:style-name="P34">[:graph:]</text:p>
      <text:p text:style-name="P13"/>
      <text:p text:style-name="P13"><text:tab/>Caracteres gráficos: <text:span text:style-name="T24">[:alnum:]</text:span> y <text:span text:style-name="T24">[:punct:]</text:span></text:p>
      <text:p text:style-name="P13"/>
      <text:p text:style-name="P34">[:lower:]</text:p>
      <text:p text:style-name="P13"/>
      <text:p text:style-name="P13"><text:tab/>Letras minúsculas en <text:span text:style-name="T93">la configuración regional del sistema operativo</text:span>.</text:p>
      <text:p text:style-name="P13"/>
      <text:p text:style-name="P34">[:print:]</text:p>
      <text:p text:style-name="P13"/>
      <text:p text:style-name="P13"><text:tab/>Caracteres imprimibles: <text:span text:style-name="T24">[:alnum:]</text:span>, <text:span text:style-name="T24">[:punct:]</text:span><text:span text:style-name="T64"> </text:span>y <text:span text:style-name="T94">el</text:span> espacio.</text:p>
      <text:p text:style-name="P13"/>
      <text:p text:style-name="P34">[:punct:]</text:p>
      <text:p text:style-name="P13"/>
      <text:p text:style-name="P13"><text:tab/>Caracteres de puntuación:</text:p>
      <text:p text:style-name="P13"><text:tab/><text:span text:style-name="T24">¡ ! “ ” # $ % &amp; ‘ ( ) * + , - . / : ; &lt; = &gt; ¿ ? @ [ \ ] ^ _ ` <text:s/>´ { | } ~</text:span></text:p>
      <text:p text:style-name="P13"/>
      <text:p text:style-name="P34">[:space:]</text:p>
      <text:p text:style-name="P13"/>
      <text:p text:style-name="P61">Caracteres de espacio: tabulador, salto de línea, tabulador vertical, nueva pantalla, regresar carro, espacio y otros caracteres que posiblemente dependan de <text:span text:style-name="T94">la configuración regional del sistema operativo.</text:span></text:p>
      <text:p text:style-name="P13"/>
      <text:p text:style-name="P34">[:upper:]</text:p>
      <text:p text:style-name="P13"/>
      <text:p text:style-name="P13"><text:tab/>Letras mayúsculas en <text:span text:style-name="T93">la configuración regional del sistema operativo</text:span>.</text:p>
      <text:p text:style-name="P13"/>
      <text:p text:style-name="P34">[:xdigit:]</text:p>
      <text:p text:style-name="P13"/>
      <text:p text:style-name="P13"><text:tab/>Dígitos hexadecimales: <text:span text:style-name="T24">0 1 2 3 4 5 6 7 8 9 A B C D E F a b c d e f</text:span></text:p>
      <text:p text:style-name="P13"/>
      <text:p text:style-name="P14"><text:soft-page-break/>Por ejemplo, <text:span text:style-name="T24">[[:alnum:]]</text:span> significa<text:span text:style-name="T93">ría</text:span> <text:span text:style-name="T24">[0-9A-Za-Z]</text:span>, excepto que <text:span text:style-name="T93">este</text:span> último depende de <text:span text:style-name="T93">la confi­guración regional del sistema operativo</text:span> y de la codificación de caracteres, mientras que el primero es independiente del sistema local y del conjunto de caracteres. <text:span text:style-name="T17">Nótese que los corchetes en estas cla­ses de tipo caracter son parte de su nombre y, además, deberán agregarse corchetes adicionales para delimitarlas correctamente. La mayoría de los caracteres especiales pierden su función dentro de una clase de caracteres. Para incluir literalmente un corchete de cierre </text:span><text:span text:style-name="T65">'</text:span><text:span text:style-name="T37">]</text:span><text:span text:style-name="T65">' </text:span><text:span text:style-name="T94">en la clase, colóquelo en primer lugar. Igualmente, para incluir literalmente un acento circunflejo </text:span><text:span text:style-name="T65">'</text:span><text:span text:style-name="T27">^</text:span><text:span text:style-name="T65">'</text:span><text:span text:style-name="T17">, colóquelo en cualquier lu­gar menos en el primer lugar de la lista. Finalmente, para incluir un guión corto literal </text:span><text:span text:style-name="T65">'</text:span><text:span text:style-name="T27">-</text:span><text:span text:style-name="T65">'</text:span><text:span text:style-name="T17">, colóquelo primero o al último (solamente para el argumento </text:span><text:span text:style-name="T38">perl = TRUE,</text:span><text:span text:style-name="T17"> precédalo con una barra diagonal invertida '</text:span><text:span text:style-name="T39">\</text:span><text:span text:style-name="T17">'). Solo el acento circunflejo '</text:span><text:span text:style-name="T39">^</text:span><text:span text:style-name="T17">', el guión '</text:span><text:span text:style-name="T27">-</text:span><text:span text:style-name="T83">', la barra diagonal invertida '</text:span><text:span text:style-name="T39">\</text:span><text:span text:style-name="T83">' y el corchete de cierre '</text:span><text:span text:style-name="T39">]</text:span><text:span text:style-name="T83">' son caracteres especiales dentro de las clases de caracteres.</text:span></text:p>
      <text:p text:style-name="P13"/>
      <text:p text:style-name="P16">El punto <text:span text:style-name="T83">'</text:span><text:span text:style-name="T27">.</text:span><text:span text:style-name="T83">' c</text:span>oincid<text:span text:style-name="T96">irá</text:span> con cualquier carácter individual. <text:span text:style-name="T131">La expresión</text:span> <text:span text:style-name="T24">\w</text:span> coincid<text:span text:style-name="T96">irá</text:span> con un carácter de ‘palabra’ (es un sinónimo de <text:span text:style-name="T24">[[:alnum:]_]</text:span>, una extensión) y <text:span text:style-name="T24">\W</text:span> es su negación <text:span text:style-name="T24">([^[:alnum]_])</text:span>. Los símbolos <text:span text:style-name="T24">\d</text:span>, <text:span text:style-name="T24">\s</text:span>, <text:span text:style-name="T24">\D</text:span> y <text:span text:style-name="T24">\S</text:span> denotan las clases dígito <text:span text:style-name="T96">y </text:span>espacio, y sus negaciones (todas estas son extensiones).</text:p>
      <text:p text:style-name="P15"/>
      <text:p text:style-name="P16">El acento circunflejo <text:span text:style-name="T83">'</text:span><text:span text:style-name="T27">^</text:span><text:span text:style-name="T83">'</text:span> y el signo de <text:span text:style-name="T18">moneda</text:span> <text:span text:style-name="T83">'</text:span><text:span text:style-name="T39">$</text:span><text:span text:style-name="T83">'</text:span> son <text:span text:style-name="T95">caracteres especiales</text:span> que coinciden <text:span text:style-name="T18">con la cade­na de caracteres vacía al principio y al final de una línea,</text:span> respectivamente<text:span text:style-name="T18">. Los símbolos </text:span><text:span text:style-name="T42">\&lt;</text:span><text:span text:style-name="T18"> y </text:span><text:span text:style-name="T42">\&gt;</text:span><text:span text:style-name="T18"> coinciden con la cadena de caracteres vacía al principio o al final de una palabra. El símbolo </text:span><text:span text:style-name="T42">\b</text:span><text:span text:style-name="T18"> coin­cide con la cadena de caracteres vacía en cualquiera de los extremos de una palabra y </text:span><text:span text:style-name="T42">\B</text:span><text:span text:style-name="T18"> coincide con la cadena de caracteres vacía para cualquier parte que no sean los extremos de una palabra. La interpretación de lo que es una ‘palabra’ dependerá de la configuración regional y de la implementa­ción del lenguaje: todas estas son extensiones.</text:span></text:p>
      <text:p text:style-name="P15"/>
      <text:p text:style-name="P17">Una expresión regular podrá estar seguida por uno <text:span text:style-name="T96">o</text:span> varios cuantificadores de repetición:</text:p>
      <text:p text:style-name="P17"/>
      <text:p text:style-name="P35">?</text:p>
      <text:p text:style-name="P17"/>
      <text:p text:style-name="P63">Indica que <text:span text:style-name="T145">la expresión regular </text:span>precedente <text:span text:style-name="T145">(un </text:span>carácter o <text:span text:style-name="T96">cadena)</text:span> es opcional y <text:span text:style-name="T19">coincidirá</text:span> cuando mucho una sola vez. </text:p>
      <text:p text:style-name="P17"/>
      <text:p text:style-name="P35">*</text:p>
      <text:p text:style-name="P17"/>
      <text:p text:style-name="P64">Indica que <text:span text:style-name="T145">la expresión regular </text:span>precedente <text:span text:style-name="T145">(un </text:span>carácter o <text:span text:style-name="T96">cadena)</text:span> coincidirá cero o más ve­ces.</text:p>
      <text:p text:style-name="P17"/>
      <text:p text:style-name="P36">+</text:p>
      <text:p text:style-name="P19"/>
      <text:p text:style-name="P64">Indica que <text:span text:style-name="T145">la expresión regular </text:span>precedente <text:span text:style-name="T145">(un </text:span>carácter o <text:span text:style-name="T96">cadena)</text:span> coincidirá <text:span text:style-name="T19">una o más ve­ces.</text:span></text:p>
      <text:p text:style-name="P18"/>
      <text:p text:style-name="P36">{n}</text:p>
      <text:p text:style-name="P19"/>
      <text:p text:style-name="P66"><text:span text:style-name="T18">Indica que la expresión regular precedente (un carácter o cadena) coincidirá </text:span>exactamente <text:span text:style-name="T24">n</text:span> número de veces.</text:p>
      <text:p text:style-name="P19"/>
      <text:p text:style-name="P36">{n, } </text:p>
      <text:p text:style-name="P19"/>
      <text:p text:style-name="P65"><text:span text:style-name="T18">Indica que la expresión regular precedente (un carácter o cadena) coincidirá </text:span><text:span text:style-name="T24">n</text:span> o más veces.</text:p>
      <text:p text:style-name="P19"/>
      <text:p text:style-name="P36">{n, m}</text:p>
      <text:p text:style-name="P19"><text:soft-page-break/></text:p>
      <text:p text:style-name="P65"><text:span text:style-name="T18">Indica que la expresión regular precedente (un carácter o cadena) coincidirá </text:span>al menos <text:span text:style-name="T24">n</text:span> ve­ces, pero no más de <text:span text:style-name="T24">m</text:span> veces.</text:p>
      <text:p text:style-name="P19"/>
      <text:p text:style-name="P57"><text:span text:style-name="T79">Por omisión, la repeti</text:span><text:span text:style-name="T80">ción es </text:span><text:span text:style-name="T82">glotona</text:span><text:span text:style-name="T80">, es decir, utiliza el número máximo de repeticiones. Esto puede cambiarse para que se utilice el mínimo si se añade un signo de interrogación de cierre '</text:span><text:span text:style-name="T49">?</text:span><text:span text:style-name="T80">' al cuantifi­cador. Hay otros cuantificadores que permiten aproximar la coincidencia: véase la documentación de </text:span><text:span text:style-name="T157">TRE</text:span><text:span text:style-name="T80"> (</text:span><text:span text:style-name="T77">biblioteca</text:span><text:span text:style-name="T80"> de coincidencias aproximadas para expresiones regulares).</text:span></text:p>
      <text:p text:style-name="P19"/>
      <text:p text:style-name="P20">Las expresiones regulares pueden ser concatenadas; la expresión regular resultante coincidirá con cualquier cadena de caracteres formada por la concatenación de las subcadenas que coincidan con las subexpresiones concatenadas.</text:p>
      <text:p text:style-name="P20"/>
      <text:p text:style-name="P21">Dos <text:span text:style-name="T99">o más</text:span> expresiones regulares puede<text:span text:style-name="T99">n</text:span> ser unidas por el operador de intercalación, <text:span text:style-name="T99">la barra vertical '</text:span><text:span text:style-name="T40">|</text:span><text:span text:style-name="T99">'</text:span> ; la expresión regular resultante coincidirá con cualquier cadena que contenga cualquiera de las subexpresiones. Por ejemplo, <text:span text:style-name="T24">abba|cde</text:span> coincidirá ya sea con la cadena <text:span text:style-name="T24">abba</text:span> o la cadena <text:span text:style-name="T24">cde</text:span>. Nó­tese que la alternación no funciona dentro de las clases de caracteres, donde la barra vertical <text:span text:style-name="T83">'</text:span><text:span text:style-name="T40">|</text:span><text:span text:style-name="T83">'</text:span> t<text:span text:style-name="T97">en­drá</text:span> un significado literal.</text:p>
      <text:p text:style-name="P20"/>
      <text:p text:style-name="P20">La repetición tiene precedencia sobre la concatenación, la cual a su vez <text:span text:style-name="T21">tiene precedencia sobre la al­ternación. Una subexpresión completa puede ser encerrada entre paréntesis para invalidar estas re­glas de precedencia.</text:span></text:p>
      <text:p text:style-name="P20"/>
      <text:p text:style-name="P22"><text:span text:style-name="T146">La referencia con el símbolo</text:span> <text:span text:style-name="T24">\N</text:span>, donde <text:span text:style-name="T24">N</text:span> <text:span text:style-name="T24">=</text:span> <text:span text:style-name="T24">1 … 9</text:span>, coincid<text:span text:style-name="T97">irá</text:span> con la subcadena de caracteres que previ<text:span text:style-name="T97">a</text:span>mente coincidió <text:span text:style-name="T146">con</text:span> la enésima subexpresión entre paréntesis de la expresión regular. Esto es una extensión para las expresiones regulares extendidas: POSIX las define solo para las básicas.</text:p>
      <text:p text:style-name="P22"/>
      <text:h text:style-name="P77" text:outline-level="2">Expresiones regulares de tipo Perl</text:h>
      <text:p text:style-name="P23"><text:span text:style-name="T98">El argumento</text:span> <text:span text:style-name="T24">perl = TRUE</text:span> para las funciones <text:span text:style-name="T24">grep</text:span>, <text:span text:style-name="T24">regexpr</text:span>, <text:span text:style-name="T24">gregexpr</text:span>, <text:span text:style-name="T24">sub</text:span>, <text:span text:style-name="T24">gsub</text:span> y <text:span text:style-name="T24">strsplit</text:span> <text:span text:style-name="T98">activa la</text:span> librería PCRE <text:span text:style-name="T98">(en inglés, </text:span><text:span text:style-name="T7">Perl Compatible Regular</text:span><text:span text:style-name="T5"> </text:span><text:span text:style-name="T7">Expressions</text:span><text:span text:style-name="T98"> o, en español, Expresiones Regulares Compatibles con Perl)</text:span> que implementa los patrones de expresiones regulares que coinci­den usando la misma sintaxis y semántica que las versiones de Perl 5.x, con <text:span text:style-name="T100">diferencias menores</text:span>.</text:p>
      <text:p text:style-name="P22"/>
      <text:p text:style-name="P30"><text:span text:style-name="T87">Para </text:span><text:span text:style-name="T90">el detalle</text:span><text:span text:style-name="T87"> completo, por favor consulte las páginas </text:span><text:span text:style-name="T43">man</text:span><text:span text:style-name="T87"> para PCRE</text:span><text:span text:style-name="T89"> </text:span><text:span text:style-name="T87">y PCRE2, especialmente </text:span><text:span text:style-name="T43">man pcrepattern</text:span><text:span text:style-name="T87"> y </text:span><text:span text:style-name="T43">man pcreapi</text:span><text:span text:style-name="T87"> en </text:span><text:span text:style-name="T89">la terminal de</text:span><text:span text:style-name="T90">l</text:span><text:span text:style-name="T87"> sistema </text:span><text:span text:style-name="T90">operativo</text:span><text:span text:style-name="T87"> o desde otras fuentes </text:span><text:span text:style-name="T89">como</text:span><text:span text:style-name="T87"> </text:span><text:a xlink:type="simple" xlink:href="http://www.pcre.org/" text:style-name="Internet_20_link" text:visited-style-name="Visited_20_Internet_20_Link"><text:span text:style-name="T87">http://www.pcre.org</text:span></text:a><text:span text:style-name="T87">. La versión </text:span><text:span text:style-name="T90">de PCRE</text:span><text:span text:style-name="T87"> </text:span><text:span text:style-name="T89">actualmente en uso </text:span><text:span text:style-name="T90">para </text:span><text:span text:style-name="T50">R</text:span><text:span text:style-name="T87"> puede </text:span><text:span text:style-name="T90">conocerse</text:span><text:span text:style-name="T87"> </text:span><text:span text:style-name="T89">con la función</text:span><text:span text:style-name="T87"> </text:span><text:span text:style-name="T43">extSoftVersion</text:span><text:span text:style-name="T44">()</text:span><text:span text:style-name="T87">. No </text:span><text:span text:style-name="T89">es necesario que </text:span><text:span text:style-name="T87">la versión descrita </text:span><text:span text:style-name="T89">sea la misma que la</text:span><text:span text:style-name="T87"> </text:span><text:span text:style-name="T89">de la</text:span><text:span text:style-name="T87"> página </text:span><text:span text:style-name="T43">man</text:span><text:span text:style-name="T87"> de </text:span><text:span text:style-name="T89">la terminal del</text:span><text:span text:style-name="T87"> sistema </text:span><text:span text:style-name="T89">operativo</text:span><text:span text:style-name="T87">. Debido a que PCRE </text:span><text:span text:style-name="T91">tiene</text:span><text:span text:style-name="T87"> características congeladas desde hace algún tiempo (2012), las páginas </text:span><text:span text:style-name="T43">man</text:span><text:span text:style-name="T87"> en </text:span><text:a xlink:type="simple" xlink:href="http://www.pcre.org/original/doc/html/" text:style-name="Internet_20_link" text:visited-style-name="Visited_20_Internet_20_Link"><text:span text:style-name="T87">http://www.pcre.org/original/doc/html/</text:span></text:a><text:span text:style-name="T87"> deberían </text:span><text:span text:style-name="T88">ser un buen equivalente.</text:span></text:p>
      <text:p text:style-name="P22"/>
      <text:p text:style-name="P27">Las expresiones regulares <text:span text:style-name="T99">de tipo</text:span> Perl pu<text:span text:style-name="T99">e</text:span>den ser <text:span text:style-name="T102">analizadas</text:span> <text:span text:style-name="T10">byte</text:span>-por-<text:span text:style-name="T10">byte</text:span><text:span text:style-name="T99"> </text:span>(UTF-8) o <text:span text:style-name="T99">carácter-por-carácter.</text:span> <text:span text:style-name="T133">S</text:span><text:span text:style-name="T132">i algun</text:span><text:span text:style-name="T134">a</text:span><text:span text:style-name="T132"> de </text:span><text:span text:style-name="T135">las entradas</text:span><text:span text:style-name="T132"> </text:span><text:span text:style-name="T135">está</text:span><text:span text:style-name="T132"> </text:span><text:span text:style-name="T135">codificada</text:span><text:span text:style-name="T132"> como UTF-8, </text:span><text:span text:style-name="T133">se utiliza el análisis carácter-por-ca­rácter</text:span><text:span text:style-name="T132"> en tod</text:span><text:span text:style-name="T135">as las configuraciones regionales </text:span><text:span text:style-name="T13">multi</text:span><text:span text:style-name="T14">byte</text:span><text:span text:style-name="T132"> (véase </text:span><text:span text:style-name="T54">Encoding</text:span><text:span text:style-name="T132">).</text:span></text:p>
      <text:p text:style-name="P24"/>
      <text:p text:style-name="P25">Todas las expresiones descritas para las expresiones regulares extendidas son aceptadas excepto <text:span text:style-name="T24">\&lt;</text:span> y <text:span text:style-name="T24">\&gt;.</text:span> <text:span text:style-name="T103">E</text:span>n Perl tod<text:span text:style-name="T99">os los caracteres especiales</text:span> precedidos <text:span text:style-name="T99">por</text:span> una barra diagonal invertida <text:span text:style-name="T83">'</text:span><text:span text:style-name="T27">\</text:span><text:span text:style-name="T83">'</text:span> son alfa­numéricos y <text:span text:style-name="T99">los símbolos precedidos por una barra diagonal invertida '</text:span><text:span text:style-name="T27">\</text:span><text:span text:style-name="T83">' </text:span>siempre <text:span text:style-name="T99">son</text:span> interpretados como caracteres literales. La llave de apertura <text:span text:style-name="T83">'</text:span><text:span text:style-name="T40">{</text:span><text:span text:style-name="T83">'</text:span> no <text:span text:style-name="T103">será</text:span> <text:span text:style-name="T101">un carácter</text:span> especial si <text:span text:style-name="T99">estuviera al</text:span> <text:span text:style-name="T99">principio</text:span> <text:soft-page-break/>de <text:span text:style-name="T99">una</text:span> especificación de intervalo inválid<text:span text:style-name="T99">a</text:span>. P<text:span text:style-name="T101">odría</text:span> haber más de <text:span text:style-name="T99">nueve</text:span> referencias invertidas (pero el remplazo en <text:span text:style-name="T24">sub</text:span> solo puede referir a las primeras <text:span text:style-name="T99">nueve</text:span>).</text:p>
      <text:p text:style-name="P24"/>
      <text:p text:style-name="P24">Los rangos de <text:span text:style-name="T101">los</text:span> caracteres son interpretados en el orden numérico de los caracteres, ya sea como <text:span text:style-name="T9">bytes</text:span> en un<text:span text:style-name="T101">a configuración regional de byte-único</text:span> o como <text:span text:style-name="T101">puntos de código de</text:span> Unicode en el modo UTF-8. Por lo que, en cualquier caso, [A-Za-z] especifica el conjunto de letras ASCII.</text:p>
      <text:p text:style-name="P24"/>
      <text:p text:style-name="P24">En el modo UTF-8, las clases de car<text:span text:style-name="T101">a</text:span>cter<text:span text:style-name="T101">es</text:span> <text:span text:style-name="T101">con nombres</text:span> solo coinciden con los caracteres ASCII: véase <text:span text:style-name="T24">\p</text:span> más adelante para una alternativa.</text:p>
      <text:p text:style-name="P24"/>
      <text:p text:style-name="P26">La expresión <text:span text:style-name="T24">(?…)</text:span> es usada para extensiones de <text:span text:style-name="T32">Perl</text:span><text:span text:style-name="T22"> </text:span>en una variedad de <text:span text:style-name="T101">formas,</text:span> dependiendo <text:span text:style-name="T101">de</text:span> lo que siga inmediatamente al <text:span text:style-name="T101">signo de interrogación de cierre</text:span> <text:span text:style-name="T20">'</text:span><text:span text:style-name="T39">?</text:span><text:span text:style-name="T20">'</text:span>.</text:p>
      <text:p text:style-name="P24"/>
      <text:p text:style-name="P28"><text:span text:style-name="T124">La </text:span><text:span text:style-name="T125">coincidencia</text:span><text:span text:style-name="T124"> de tipo Perl puede funcionar en varios modos, ajustados por las opciones </text:span><text:span text:style-name="T52">(?i)</text:span><text:span text:style-name="T124"> (</text:span><text:span text:style-name="T126">ma­yúsculas o minúsculas indistintamente</text:span><text:span text:style-name="T124">, equivalente al </text:span><text:span text:style-name="T52">/i </text:span><text:span text:style-name="T124">de </text:span><text:span text:style-name="T36">Perl</text:span><text:span text:style-name="T124">), </text:span><text:span text:style-name="T52">(?m) </text:span><text:span text:style-name="T124">(multilínea, equivalente al </text:span><text:span text:style-name="T52">/m</text:span><text:span text:style-name="T124"> de </text:span><text:span text:style-name="T36">Perl</text:span><text:span text:style-name="T124">), (</text:span><text:span text:style-name="T52">?s</text:span><text:span text:style-name="T124">) (una sola línea, por lo que un punto coincide con todos los caracteres, incluso las nuevas líneas: equ</text:span><text:span text:style-name="T127">i</text:span><text:span text:style-name="T124">valente al </text:span><text:span text:style-name="T52">/s</text:span><text:span text:style-name="T124"> de Perl) y (</text:span><text:span text:style-name="T52">?x</text:span><text:span text:style-name="T124">) </text:span><text:span text:style-name="T127">(extendido, los caracteres de espacio en blanco son ignorados a menos que sean escapados y los comentarios son permitidos: equivalente al </text:span><text:span text:style-name="T53">/x</text:span><text:span text:style-name="T127"> de Perl). Estas pueden ser concatenadas, así, por ejemplo, </text:span><text:span text:style-name="T53">(?im)</text:span><text:span text:style-name="T66"> </text:span><text:span text:style-name="T127">configura las coincidencias multilínea para mayúsculas o minúsculas indistintamente. Se puede</text:span><text:span text:style-name="T128">n,</text:span><text:span text:style-name="T127"> del mismo modo, desactivar estas opciones al preceder la letra con un guión, y combinar su activación y desactivación como en </text:span><text:span text:style-name="T104">(?im-sx</text:span><text:span text:style-name="T105">)</text:span><text:span text:style-name="T110">. Estas características pueden ser aplicadas dentro de los patrones, y luego aplicadas al residuo del patrón. Opciones adicionales fuera de Perl incluyen </text:span><text:span text:style-name="T105">(?U)</text:span><text:span text:style-name="T110"> para </text:span><text:span text:style-name="T111">activar</text:span><text:span text:style-name="T110"> el modo ‘no </text:span><text:span text:style-name="T111">codicioso’ (de forma que las coincidencias sean mínimas a menos que el signo de interrogación de cierre </text:span><text:span text:style-name="T116">'</text:span><text:span text:style-name="T106">?</text:span><text:span text:style-name="T116">' </text:span><text:span text:style-name="T117">sea usado como parte del cuantificador de repetición, cuando es codicioso). Inicialmente ninguna de estas opciones está activada.</text:span></text:p>
      <text:p text:style-name="P37"/>
      <text:p text:style-name="P29"><text:span text:style-name="T115">Si quiere eliminar el significado especial de una secuencia de caracteres, puede hacerlo poniéndolos entre </text:span><text:span text:style-name="T104">\Q</text:span><text:span text:style-name="T115"> y </text:span><text:span text:style-name="T104">\E</text:span><text:span text:style-name="T115">. Esto es diferente de </text:span><text:span text:style-name="T107">Perl</text:span><text:span text:style-name="T115"> en tanto que el signo de moneda </text:span><text:span text:style-name="T116">'</text:span><text:span text:style-name="T104">$</text:span><text:span text:style-name="T116">' </text:span><text:span text:style-name="T115">y la arroba </text:span><text:span text:style-name="T116">'</text:span><text:span text:style-name="T104">@</text:span><text:span text:style-name="T116">' </text:span><text:span text:style-name="T115">son ma­nejadas como literales en las secuencias </text:span><text:span text:style-name="T104">\Q...\E</text:span><text:span text:style-name="T115"> en PCRE, en tanto que en </text:span><text:span text:style-name="T107">Perl</text:span><text:span text:style-name="T115">, el signo de mo­neda </text:span><text:span text:style-name="T116">'</text:span><text:span text:style-name="T104">$</text:span><text:span text:style-name="T116">' </text:span><text:span text:style-name="T115">y la arroba </text:span><text:span text:style-name="T116">'</text:span><text:span text:style-name="T104">@</text:span><text:span text:style-name="T116">' </text:span><text:span text:style-name="T115">provocan </text:span><text:span text:style-name="T118">la </text:span><text:span text:style-name="T115">interpolación de la variable.</text:span></text:p>
      <text:p text:style-name="P37"/>
      <text:p text:style-name="P38">Las secuencias de escape <text:span text:style-name="T24">\d</text:span>, <text:span text:style-name="T24">\s</text:span> y <text:span text:style-name="T24">\w</text:span> representan a cualquier dígito decimal, carácter de espacio y un carácter ‘palabra’ (letra, dígito o <text:span text:style-name="T136">guión bajo en la configuración regional actual: en el modo UTF-8 solo las letras ASCII y los dígitos son considerados) respectivamente, y las versiones mayúsculas re­presentan su negación. El tabulador vertical no era interpretado como un carácter de espacio en una configuración regional del </text:span><text:span text:style-name="T34">C</text:span><text:span text:style-name="T136"> antes de PCRE 8.34. Las secuencias </text:span><text:span text:style-name="T55">\h</text:span><text:span text:style-name="T136">, </text:span><text:span text:style-name="T55">\v</text:span><text:span text:style-name="T136">, </text:span><text:span text:style-name="T55">\H</text:span><text:span text:style-name="T136"> y </text:span><text:span text:style-name="T55">\V</text:span><text:span text:style-name="T136"> coincidirán con el espacio horizontal y vertical o su negación. En el modo UTF-8, estos coinciden con puntos de código Unicode que no sean ASCII.</text:span></text:p>
      <text:p text:style-name="P38"/>
      <text:p text:style-name="P39">Existen secuencias de escape adicionales: <text:span text:style-name="T24">\cx</text:span> es <text:span text:style-name="T24">cntrl-x</text:span> para cualquier <text:span text:style-name="T24">x</text:span>, <text:span text:style-name="T24">\ddd</text:span> es el carácter oc­tal (para hasta tres dígitos a menos que sea interpretable como una referencia invertida, como <text:span text:style-name="T142">del</text:span> <text:span text:style-name="T24">\1</text:span> a<text:span text:style-name="T142">l</text:span> <text:span text:style-name="T24">\7 </text:span>siempre <text:span text:style-name="T142">lo son</text:span>), y <text:span text:style-name="T24">\xhh</text:span> especifica un carácter por dos dígitos hexadecimales. In una configura­ción regional UTF-8, <text:span text:style-name="T24">\x{h…}</text:span> especifica un punto de código <text:span text:style-name="T5">Unicode </text:span><text:span text:style-name="T137">por uno o más dígitos hexadeci­males. Nótese que algunos de estos serán interpretados por el analizador de sintaxis de R en cade­nas literales de texto.</text:span></text:p>
      <text:p text:style-name="P46"/>
      <text:p text:style-name="P40"><text:span text:style-name="T137">Fuera de una clase de carácter, </text:span><text:span text:style-name="T56">\A </text:span><text:span text:style-name="T137">coincidirá al principio de un sujeto (incluso en modo multilínea, a diferencia del acento circunflejo </text:span><text:span text:style-name="T67">‘</text:span><text:span text:style-name="T56">^</text:span><text:span text:style-name="T67">’</text:span><text:span text:style-name="T137">), </text:span><text:span text:style-name="T56">\Z </text:span><text:span text:style-name="T137">coincidirá al final de un tema o antes de una nueva línea al fi­nal, \z coincidirá solo al final de un tema, y </text:span><text:span text:style-name="T56">\G</text:span><text:span text:style-name="T137"> coincidirá en la primera posición </text:span><text:span text:style-name="T138">en un tema (que es sutilmente diferente del final de </text:span><text:span text:style-name="T35">Perl </text:span><text:span text:style-name="T138">en la coincidencia anterior). </text:span><text:span text:style-name="T57">\C</text:span><text:span text:style-name="T138"> coincidirá con un byte único, in­cluyendo una nueva línea, pero su uso no se recomienda. En el modo UTF-8, </text:span><text:span text:style-name="T57">\R </text:span><text:span text:style-name="T138">coincidirá </text:span><text:span text:style-name="T139">con</text:span><text:span text:style-name="T138"> cual­</text:span><text:soft-page-break/><text:span text:style-name="T138">quier carácter de línea nueva en Unicode (no solo </text:span><text:span text:style-name="T57">CR</text:span><text:span text:style-name="T138">), y </text:span><text:span text:style-name="T57">\X </text:span><text:span text:style-name="T138">coincidirá </text:span><text:span text:style-name="T139">con</text:span><text:span text:style-name="T138"> cualquier número de ca­racteres Unicode que formen una secuencia extendida en Unicode.</text:span></text:p>
      <text:p text:style-name="P47"/>
      <text:p text:style-name="P41"><text:span text:style-name="T137">En el modo UTF-8, algunas propiedades Unicode podrán ser admitidas por medio de </text:span><text:span text:style-name="T56">\p{xx}</text:span><text:span text:style-name="T137"> y </text:span><text:span text:style-name="T56">\P{xx}</text:span><text:span text:style-name="T137"> los cuales coincidirán con caracteres con y sin propiedad </text:span><text:span text:style-name="T56">xx</text:span><text:span text:style-name="T137"> respectivamente. Para una lista de propiedades admitidas véase la documentación PCRE, pero, por ejemplo, </text:span><text:span text:style-name="T56">Lu</text:span><text:span text:style-name="T137"> es una ‘letra mayús­cula’ y </text:span><text:span text:style-name="T56">Sc</text:span><text:span text:style-name="T137"> es el ‘símbolo de moneda’. Estas características dependen de que la librería PCRE sea compilada con el ‘soporte propietario Unicode’ que puede ser verificado por medio de </text:span><text:span text:style-name="T56">pcre_config</text:span><text:span text:style-name="T137">.</text:span></text:p>
      <text:p text:style-name="P48"/>
      <text:p text:style-name="P41"><text:span text:style-name="T137">La secuencia </text:span><text:span text:style-name="T56">(?# </text:span><text:span text:style-name="T137">señala el inicio de un comentario que continúa hasta el siguiente cierre del parén­tesis. Los paréntesis anidados no están permitidos. Los caracteres que </text:span><text:span text:style-name="T139">forman parte de un comenta­rio no forman parte en absoluto en la búsqueda de patrones de coincidencia.</text:span></text:p>
      <text:p text:style-name="P49"/>
      <text:p text:style-name="P42"><text:span text:style-name="T137">Si la opción extendida está configurada, un </text:span><text:span text:style-name="T140">carácter de numeral ‘#’ sin escapar fuera de una clase de carácter inserta un comentario que continúa hasta el próxima carácter de línea nueva en el patrón.</text:span></text:p>
      <text:p text:style-name="P50"/>
      <text:p text:style-name="P43"><text:span text:style-name="T137">El patrón </text:span><text:span text:style-name="T56">(?:...) </text:span><text:span text:style-name="T67">agrupa caracteres como lo hacen los paréntesis pero no realiza referencia inverti­da alguna.</text:span></text:p>
      <text:p text:style-name="P51"/>
      <text:p text:style-name="P44"><text:span text:style-name="T67">Los patrones </text:span><text:span text:style-name="T56">(?=...) </text:span><text:span text:style-name="T67">y </text:span><text:span text:style-name="T56">(?!...) </text:span><text:span text:style-name="T68">son afirmaciones positivas y negativas de búsqueda sintáctica al frente de extensión cero: coincidirán si un intento de ajustar </text:span><text:span text:style-name="T69">la expresión de elipsis</text:span><text:span text:style-name="T68"> … más allá de la posición actual pudiera tener éxito (o no), pero </text:span><text:span text:style-name="T69">agota los no caracteres en la cadena que es procesa­da. Los patrones </text:span><text:span text:style-name="T56">(?</text:span><text:span text:style-name="T58">&lt;</text:span><text:span text:style-name="T56">=...) </text:span><text:span text:style-name="T69">y </text:span><text:span text:style-name="T56">(?</text:span><text:span text:style-name="T58">&lt;!</text:span><text:span text:style-name="T56">...) </text:span><text:span text:style-name="T69">son los equivalentes </text:span><text:span text:style-name="T141">de</text:span><text:span text:style-name="T69"> búsqueda sintáctica hacia atrás: no permiten los cuantificadores de repetición ni </text:span><text:span text:style-name="T58">\C</text:span><text:span text:style-name="T69"> en …. </text:span></text:p>
      <text:p text:style-name="P37"/>
      <text:p text:style-name="P45">regexpr y gregexpr admiten la ‘captura con nombre’. Si los grupos tienen un nombre, <text:span text:style-name="T70">por ejemplo</text:span>, “<text:span text:style-name="T24">(?&lt;first&gt;[A-Z][a-z]+)</text:span>” entonces las posiciones de las coincidencias también son devueltas por nombre. Las referencias invertidas con nombre no son admitidas por <text:span text:style-name="T24">sub</text:span>.</text:p>
      <text:p text:style-name="P45"/>
      <text:p text:style-name="P45">La agrupación atómica, los calificadores posesivos y los patrones condicionales y recursivos no son tratados aquí.</text:p>
      <text:p text:style-name="P45"/>
      <text:h text:style-name="P79" text:outline-level="3">Autores</text:h>
      <text:p text:style-name="P45">Esta página de ayuda está basada en la documentación de TRE y en el estándar POSIX, así como en <text:s/>la página de manual de sistema <text:span text:style-name="T147">para</text:span> <text:span text:style-name="T24">pcrepattern</text:span> de PCRE 8.36.</text:p>
      <text:p text:style-name="P45"/>
      <text:h text:style-name="P77" text:outline-level="2">Véase también</text:h>
      <text:p text:style-name="P45"><text:a xlink:type="simple" xlink:href="http://127.0.0.1:18902/help/library/base/help/grep" text:style-name="Internet_20_link" text:visited-style-name="Visited_20_Internet_20_Link"><text:span text:style-name="Source_20_Text"><text:span text:style-name="T24">grep</text:span></text:span></text:a><text:span text:style-name="T64">,</text:span><text:span text:style-name="T24"> </text:span><text:a xlink:type="simple" xlink:href="http://127.0.0.1:18902/help/library/base/help/apropos" text:style-name="Internet_20_link" text:visited-style-name="Visited_20_Internet_20_Link"><text:span text:style-name="Source_20_Text"><text:span text:style-name="T24">apropos</text:span></text:span></text:a><text:span text:style-name="T64">, </text:span><text:a xlink:type="simple" xlink:href="http://127.0.0.1:18902/help/library/base/help/browseEnv" text:style-name="Internet_20_link" text:visited-style-name="Visited_20_Internet_20_Link"><text:span text:style-name="Source_20_Text"><text:span text:style-name="T24">browseEnv</text:span></text:span></text:a><text:span text:style-name="T64">, </text:span><text:a xlink:type="simple" xlink:href="http://127.0.0.1:18902/help/library/base/help/glob2rx" text:style-name="Internet_20_link" text:visited-style-name="Visited_20_Internet_20_Link"><text:span text:style-name="Source_20_Text"><text:span text:style-name="T24">glob2rx</text:span></text:span></text:a><text:span text:style-name="T64">, </text:span><text:a xlink:type="simple" xlink:href="http://127.0.0.1:18902/help/library/base/help/help.search" text:style-name="Internet_20_link" text:visited-style-name="Visited_20_Internet_20_Link"><text:span text:style-name="Source_20_Text"><text:span text:style-name="T24">help.search</text:span></text:span></text:a><text:span text:style-name="T64">,</text:span><text:span text:style-name="T24"> </text:span><text:a xlink:type="simple" xlink:href="http://127.0.0.1:18902/help/library/base/help/list.files" text:style-name="Internet_20_link" text:visited-style-name="Visited_20_Internet_20_Link"><text:span text:style-name="Source_20_Text"><text:span text:style-name="T24">list.files</text:span></text:span></text:a><text:span text:style-name="T64">,</text:span><text:span text:style-name="T24"> </text:span><text:a xlink:type="simple" xlink:href="http://127.0.0.1:18902/help/library/base/help/ls" text:style-name="Internet_20_link" text:visited-style-name="Visited_20_Internet_20_Link"><text:span text:style-name="Source_20_Text"><text:span text:style-name="T24">ls</text:span></text:span></text:a><text:span text:style-name="Source_20_Text"><text:span text:style-name="T24"> </text:span></text:span><text:span text:style-name="Source_20_Text"><text:span text:style-name="T64">y</text:span></text:span><text:span text:style-name="Source_20_Text"><text:span text:style-name="T24"> </text:span></text:span><text:a xlink:type="simple" xlink:href="http://127.0.0.1:18902/help/library/base/help/strsplit" text:style-name="Internet_20_link" text:visited-style-name="Visited_20_Internet_20_Link"><text:span text:style-name="Source_20_Text"><text:span text:style-name="T24">strsplit</text:span></text:span></text:a><text:span text:style-name="T64">.</text:span></text:p>
      <text:p text:style-name="P37"/>
      <text:p text:style-name="P62"><text:span text:style-name="T112">La documentación de TRE en</text:span><text:span text:style-name="T109"> </text:span><text:a xlink:type="simple" xlink:href="http://laurikari.net/tre/documentation/regex-syntax/" text:style-name="Internet_20_link" text:visited-style-name="Visited_20_Internet_20_Link"><text:span text:style-name="T119">http://laurikari.net/tre/documentation/regex-syntax/</text:span></text:a><text:span text:style-name="T109">.</text:span></text:p>
      <text:p text:style-name="P73"><text:span text:style-name="T114">El estándar POSIX 1003.2 en</text:span><text:span text:style-name="T113">  </text:span><text:a xlink:type="simple" xlink:href="http://pubs.opengroup.org/onlinepubs/9699919799/basedefs/V1_chap09.html" text:style-name="Internet_20_link" text:visited-style-name="Visited_20_Internet_20_Link"><text:span text:style-name="T120">http://pubs.opengroup.org/onlinepubs/9699919799/basedefs/V1_chap09.html</text:span></text:a><text:span text:style-name="T113">.</text:span></text:p>
      <text:p text:style-name="P74"><text:span text:style-name="T114">La página del manual del sistema de </text:span><text:span text:style-name="Source_20_Text"><text:span text:style-name="T108">pcrepattern</text:span></text:span><text:span text:style-name="Source_20_Text"><text:span text:style-name="T113"> </text:span></text:span><text:span text:style-name="T113">(</text:span><text:span text:style-name="T114">como</text:span><text:span text:style-name="T113"> </text:span><text:span text:style-name="T114">parte de</text:span><text:span text:style-name="T113"> </text:span><text:a xlink:type="simple" xlink:href="http://www.pcre.org/original/pcre.txt" text:style-name="Internet_20_link" text:visited-style-name="Visited_20_Internet_20_Link"><text:span text:style-name="T120">http://www.pcre.org/original/pcre.txt</text:span></text:a><text:span text:style-name="T113">), </text:span><text:span text:style-name="T114">y los detalles de la propia implementación de Perl en </text:span><text:a xlink:type="simple" xlink:href="http://perldoc.perl.org/perlre.html" text:style-name="Internet_20_link" text:visited-style-name="Visited_20_Internet_20_Link"><text:span text:style-name="T120">http://perldoc.perl.org/perlre.html</text:span></text:a><text:span text:style-name="T113">.</text:span></text:p>
      <text:p text:style-name="P72"><text:span text:style-name="T121">[Pa</text:span><text:span text:style-name="T122">quete </text:span><text:span text:style-name="Emphasis"><text:span text:style-name="T151">base</text:span></text:span><text:span text:style-name="Emphasis"><text:span text:style-name="T123"> </text:span></text:span><text:span text:style-name="T121">version 3.6.0]</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Georgia" svg:font-family="Georgia" style:font-family-generic="roman"/>
    <style:font-face style:name="Arial Unicode MS1" svg:font-family="'Arial Unicode MS'" style:font-family-generic="swiss"/>
    <style:font-face style:name="Liberation Mono" svg:font-family="'Liberation Mono'" style:font-family-generic="modern" style:font-pitch="fixed"/>
    <style:font-face style:name="Courier New" svg:font-family="'Courier New'" style:font-family-generic="modern" style:font-pitch="variable"/>
    <style:font-face style:name="Liberation Mono1" svg:font-family="'Liberation Mono'" style:font-family-generic="modern" style:font-pitch="variable"/>
    <style:font-face style:name="Monaco" svg:font-family="Monaco" style:font-family-generic="moder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Georgia" fo:font-size="12pt" fo:language="es" fo:country="MX"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Georgia" fo:font-size="12pt" fo:language="es" fo:country="MX"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Georgia" fo:font-family="Georgia" style:font-family-generic="roman"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Georgia" fo:font-family="Georgia" style:font-family-generic="roman"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Georgia" fo:font-family="Georgia" style:font-family-generic="roman"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Georgia" fo:font-family="Georgia" style:font-family-generic="roman" style:font-size-asian="12pt" style:font-name-complex="Arial Unicode MS1" style:font-family-complex="'Arial Unicode M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19-06-08T17:15:44.548003443</meta:creation-date>
    <dc:date>2021-02-12T23:45:45.622677701</dc:date>
    <meta:editing-duration>PT16H38S</meta:editing-duration>
    <meta:editing-cycles>60</meta:editing-cycles>
    <meta:generator>LibreOffice/7.1.0.3$MacOSX_X86_64 LibreOffice_project/f6099ecf3d29644b5008cc8f48f42f4a40986e4c</meta:generator>
    <meta:document-statistic meta:table-count="1" meta:image-count="0" meta:object-count="0" meta:page-count="7" meta:paragraph-count="123" meta:word-count="2937" meta:character-count="18751" meta:non-whitespace-character-count="15914"/>
  </office:meta>
</office:document-meta>
</file>